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zi4r" svg:font-family="Inconsolata-zi4r"/>
    <style:font-face style:name="Lucida Sans" svg:font-family="'Lucida Sans', Lucida, verdana, arial, sans-serif"/>
    <style:font-face style:name="NimbusMonL-Regu" svg:font-family="NimbusMonL-Regu"/>
    <style:font-face style:name="NimbusRomNo9L-Medi" svg:font-family="NimbusRomNo9L-Medi"/>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P3" style:family="paragraph" style:parent-style-name="Standard">
      <style:text-properties fo:font-size="18pt"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P4" style:family="paragraph" style:parent-style-name="Standard">
      <style:text-properties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P5" style:family="paragraph" style:parent-style-name="Standard">
      <style:text-properties fo:font-size="18pt" fo:font-style="normal" style:font-size-asian="18pt" style:font-style-asian="normal" style:font-size-complex="18pt" style:font-style-complex="normal"/>
    </style:style>
    <style:style style:name="P6" style:family="paragraph" style:parent-style-name="Standard">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7" style:family="paragraph" style:parent-style-name="Standard">
      <style:text-properties fo:font-size="18pt" fo:font-style="normal" style:text-underline-style="none" fo:font-weight="normal" fo:background-color="#ffff00" style:font-size-asian="18pt" style:font-style-asian="normal" style:font-weight-asian="normal" style:font-size-complex="18pt" style:font-style-complex="normal" style:font-weight-complex="normal"/>
    </style:style>
    <style:style style:name="P8" style:family="paragraph" style:parent-style-name="Standard">
      <style:text-properties fo:font-size="18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10" style:family="paragraph" style:parent-style-name="Standard">
      <style:text-properties fo:font-size="18pt" fo:font-style="normal" style:text-underline-style="none" fo:font-weight="bold" fo:background-color="transparent" style:font-size-asian="18pt" style:font-style-asian="normal" style:font-weight-asian="bold" style:font-size-complex="18pt" style:font-style-complex="normal" style:font-weight-complex="bold"/>
    </style:style>
    <style:style style:name="P11" style:family="paragraph" style:parent-style-name="Standard">
      <style:text-properties fo:font-size="18pt" fo:font-style="normal" style:text-underline-style="none" fo:font-weight="bold" fo:background-color="#ffff00" style:font-size-asian="18pt" style:font-style-asian="normal" style:font-weight-asian="bold" style:font-size-complex="18pt" style:font-style-complex="normal" style:font-weight-complex="bold"/>
    </style:style>
    <style:style style:name="P12" style:family="paragraph" style:parent-style-name="Standard">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Standard">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4"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normal" style:font-size-asian="18pt" style:font-style-asian="normal" style:font-weight-asian="normal" style:font-size-complex="18pt" style:font-style-complex="normal" style:font-weight-complex="normal"/>
    </style:style>
    <style:style style:name="P16" style:family="paragraph" style:parent-style-name="Standard">
      <style:text-properties fo:font-size="18pt" fo:font-weight="bold" style:font-size-asian="18pt" style:font-weight-asian="bold" style:font-size-complex="18pt" style:font-weight-complex="bold"/>
    </style:style>
    <style:style style:name="P17" style:family="paragraph" style:parent-style-name="Standard">
      <style:text-properties fo:font-size="18pt" style:text-underline-style="none" fo:background-color="transparent" style:font-size-asian="18pt" style:font-size-complex="18pt"/>
    </style:style>
    <style:style style:name="P18" style:family="paragraph" style:parent-style-name="Standard">
      <style:text-properties fo:font-size="18pt" style:text-underline-style="none" fo:font-weight="normal" style:font-size-asian="18pt" style:font-weight-asian="normal" style:font-size-complex="18pt" style:font-weight-complex="normal"/>
    </style:style>
    <style:style style:name="P19"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0" style:family="paragraph" style:parent-style-name="Standard">
      <style:text-properties style:use-window-font-color="true" fo:font-size="18pt"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P21" style:family="paragraph" style:parent-style-name="Standard">
      <style:text-properties style:use-window-font-color="true" fo:font-size="18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ent-style-name="Standard">
      <style:text-properties style:use-window-font-color="true" fo:font-size="18pt" fo:font-style="normal" style:text-underline-style="none" fo:font-weight="normal" fo:background-color="#ffff00" style:font-size-asian="18pt" style:font-style-asian="normal" style:font-weight-asian="normal" style:font-size-complex="18pt" style:font-style-complex="normal" style:font-weight-complex="normal"/>
    </style:style>
    <style:style style:name="P23" style:family="paragraph" style:parent-style-name="Standard">
      <style:text-properties style:use-window-font-color="true" fo:font-size="18pt" fo:font-style="normal" style:text-underline-style="none" fo:font-weight="bold" fo:background-color="transparent" style:font-size-asian="18pt" style:font-style-asian="normal" style:font-weight-asian="bold" style:font-size-complex="18pt" style:font-style-complex="normal" style:font-weight-complex="bold"/>
    </style:style>
    <style:style style:name="P24" style:family="paragraph" style:parent-style-name="Standard">
      <style:text-properties style:use-window-font-color="true" fo:font-size="18pt"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P25" style:family="paragraph" style:parent-style-name="Standard">
      <style:text-properties style:use-window-font-color="true" style:font-name="Times New Roman" fo:font-size="18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style:parent-style-name="Standard">
      <style:text-properties style:use-window-font-color="true" style:font-name="Times New Roman" fo:font-size="18pt" fo:font-style="normal" style:text-underline-style="none" fo:font-weight="normal" fo:background-color="transparent" style:font-name-asian="NimbusMonL-Regu" style:font-size-asian="18pt" style:font-style-asian="normal" style:font-weight-asian="normal" style:font-name-complex="NimbusMonL-Regu" style:font-size-complex="18pt" style:font-style-complex="normal" style:font-weight-complex="normal"/>
    </style:style>
    <style:style style:name="P27" style:family="paragraph" style:parent-style-name="Standard">
      <style:text-properties style:use-window-font-color="true" style:font-name="Times New Roman" fo:font-size="18pt" fo:font-style="normal" style:text-underline-style="none" fo:font-weight="normal" fo:background-color="transparent" style:font-name-asian="Courier" style:font-size-asian="18pt" style:font-style-asian="normal" style:font-weight-asian="normal" style:font-name-complex="Courier" style:font-size-complex="18pt" style:font-style-complex="normal" style:font-weight-complex="normal"/>
    </style:style>
    <style:style style:name="P28" style:family="paragraph" style:parent-style-name="Standard">
      <style:text-properties style:use-window-font-color="true" style:font-name="Times New Roman" fo:font-size="18pt" fo:font-style="normal" style:text-underline-style="none" fo:font-weight="normal" fo:background-color="#ffff00" style:font-name-asian="NimbusMonL-Regu" style:font-size-asian="18pt" style:font-style-asian="normal" style:font-weight-asian="normal" style:font-name-complex="NimbusMonL-Regu" style:font-size-complex="18pt" style:font-style-complex="normal" style:font-weight-complex="normal"/>
    </style:style>
    <style:style style:name="P29" style:family="paragraph" style:parent-style-name="Standard">
      <style:text-properties style:use-window-font-color="true" style:font-name="Times New Roman" fo:font-size="18pt" fo:font-style="normal" style:text-underline-style="none" fo:font-weight="normal" fo:background-color="#ffff00" style:font-name-asian="Courier" style:font-size-asian="18pt" style:font-style-asian="normal" style:font-weight-asian="normal" style:font-name-complex="Courier" style:font-size-complex="18pt" style:font-style-complex="normal" style:font-weight-complex="normal"/>
    </style:style>
    <style:style style:name="P30" style:family="paragraph" style:parent-style-name="Standard">
      <style:text-properties style:use-window-font-color="true" style:font-name="Times New Roman" fo:font-size="18pt" fo:font-style="normal" style:text-underline-style="none" fo:font-weight="bold" fo:background-color="transparent" style:font-name-asian="NimbusMonL-Regu" style:font-size-asian="18pt" style:font-style-asian="normal" style:font-weight-asian="bold" style:font-name-complex="NimbusMonL-Regu" style:font-size-complex="18pt" style:font-style-complex="normal" style:font-weight-complex="bold"/>
    </style:style>
    <style:style style:name="P31" style:family="paragraph" style:parent-style-name="Standard">
      <style:text-properties style:use-window-font-color="true" style:font-name="Times New Roman" fo:font-size="18pt" fo:font-style="normal" style:text-underline-style="none" fo:font-weight="bold" fo:background-color="transparent" style:font-size-asian="18pt" style:font-style-asian="normal" style:font-weight-asian="bold" style:font-size-complex="18pt" style:font-style-complex="normal" style:font-weight-complex="bold"/>
    </style:style>
    <style:style style:name="P32" style:family="paragraph" style:parent-style-name="Standard">
      <style:text-properties style:use-window-font-color="true" style:font-name="Times New Roman" fo:font-size="18pt" fo:font-style="normal" style:text-underline-style="none" fo:font-weight="bold" fo:background-color="transparent" style:font-name-asian="Courier" style:font-size-asian="18pt" style:font-style-asian="normal" style:font-weight-asian="bold" style:font-name-complex="Courier" style:font-size-complex="18pt" style:font-style-complex="normal" style:font-weight-complex="bold"/>
    </style:style>
    <style:style style:name="P33" style:family="paragraph" style:parent-style-name="Standard">
      <style:text-properties style:use-window-font-color="true" style:font-name="Times New Roman" fo:font-size="18pt" fo:font-style="normal" fo:font-weight="normal" fo:background-color="transparent"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autospace="none"/>
      <style:text-properties style:use-window-font-color="true" style:font-name="Times New Roman" fo:font-size="18pt" fo:font-weight="normal" fo:background-color="transparent" style:font-name-asian="Courier" style:font-size-asian="18pt" style:font-weight-asian="normal" style:font-name-complex="Courier" style:font-size-complex="18pt" style:font-weight-complex="normal"/>
    </style:style>
    <style:style style:name="P35" style:family="paragraph" style:parent-style-name="Standard">
      <style:text-properties style:use-window-font-color="true" style:font-name="Times New Roman" fo:font-size="18pt" style:text-underline-style="none" fo:font-weight="normal" fo:background-color="transparent" style:font-name-asian="NimbusMonL-Regu" style:font-size-asian="18pt" style:font-weight-asian="normal" style:font-name-complex="NimbusMonL-Regu" style:font-size-complex="18pt" style:font-weight-complex="normal"/>
    </style:style>
    <style:style style:name="P36" style:family="paragraph" style:parent-style-name="Standard">
      <style:paragraph-properties fo:text-align="start" style:justify-single-word="false" style:text-autospace="none"/>
      <style:text-properties style:use-window-font-color="true" style:font-name="Times New Roman" fo:font-size="16pt" fo:font-weight="normal" fo:background-color="transparent" style:font-name-asian="Courier" style:font-size-asian="16pt" style:font-weight-asian="normal" style:font-name-complex="Courier" style:font-size-complex="16pt" style:font-weight-complex="normal"/>
    </style:style>
    <style:style style:name="P37" style:family="paragraph" style:parent-style-name="Standard">
      <style:text-properties style:use-window-font-color="true" style:font-name="Times New Roman" fo:font-size="16pt" fo:font-style="normal" style:text-underline-style="none" fo:font-weight="normal" fo:background-color="transparent" style:font-name-asian="Courier" style:font-size-asian="16pt" style:font-style-asian="normal" style:font-weight-asian="normal" style:font-name-complex="Courier" style:font-size-complex="16pt" style:font-style-complex="normal" style:font-weight-complex="normal"/>
    </style:style>
    <style:style style:name="P38" style:family="paragraph" style:parent-style-name="Standard">
      <style:paragraph-properties fo:text-align="start" style:justify-single-word="false" style:text-autospace="none"/>
      <style:text-properties fo:font-size="16pt" fo:font-weight="normal" style:font-size-asian="16pt" style:font-weight-asian="normal" style:font-size-complex="16pt" style:font-weight-complex="normal"/>
    </style:style>
    <style:style style:name="P39" style:family="paragraph" style:parent-style-name="Standard">
      <style:text-properties style:font-name="Times New Roman" fo:font-size="18pt" style:text-underline-style="none" fo:background-color="transparent" style:font-size-asian="18pt" style:font-size-complex="18pt"/>
    </style:style>
    <style:style style:name="P40" style:family="paragraph" style:parent-style-name="Standard">
      <style:text-properties fo:font-variant="normal" fo:text-transform="none" style:use-window-font-color="true" style:font-name="Times New Roman" fo:font-size="18pt" fo:letter-spacing="normal" fo:font-style="normal" style:text-underline-style="none" fo:font-weight="normal" fo:background-color="transparent" style:font-name-asian="NimbusMonL-Regu" style:font-size-asian="18pt" style:font-style-asian="normal" style:font-weight-asian="normal" style:font-name-complex="NimbusMonL-Regu" style:font-size-complex="18pt" style:font-style-complex="normal" style:font-weight-complex="normal"/>
    </style:style>
    <style:style style:name="P41" style:family="paragraph" style:parent-style-name="Standard">
      <style:paragraph-properties fo:text-align="start" style:justify-single-word="false" fo:background-color="transparent">
        <style:background-image/>
      </style:paragraph-properties>
      <style:text-properties style:use-window-font-color="true" style:font-name="Times New Roman" fo:font-size="18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8pt" fo:font-style="normal" style:text-underline-style="none" fo:font-weight="bold" fo:background-color="transparent" style:font-name-asian="Courier" style:font-size-asian="18pt" style:font-style-asian="normal" style:font-weight-asian="bold" style:font-name-complex="Courier" style:font-size-complex="18pt" style:font-style-complex="normal" style:font-weight-complex="bold"/>
    </style:style>
    <style:style style:name="P43" style:family="paragraph" style:parent-style-name="Standard">
      <style:paragraph-properties fo:text-align="start" style:justify-single-word="false" fo:background-color="transparent">
        <style:background-image/>
      </style:paragraph-properties>
      <style:text-properties style:use-window-font-color="true" style:font-name="Times New Roman" fo:font-size="18pt" fo:font-style="normal" fo:font-weight="normal" fo:background-color="transparent" style:font-size-asian="18pt" style:font-style-asian="normal" style:font-weight-asian="normal" style:font-size-complex="18pt" style:font-style-complex="normal" style:font-weight-complex="normal"/>
    </style:style>
    <style:style style:name="P44" style:family="paragraph" style:parent-style-name="Standard">
      <style:paragraph-properties fo:background-color="transparent">
        <style:background-image/>
      </style:paragraph-properties>
      <style:text-properties style:use-window-font-color="true" style:font-name="Times New Roman" fo:font-size="18pt" fo:font-style="normal" fo:font-weight="normal" fo:background-color="transparent" style:font-name-asian="NimbusMonL-Regu" style:font-size-asian="18pt" style:font-style-asian="normal" style:font-weight-asian="normal" style:font-name-complex="NimbusMonL-Regu" style:font-size-complex="18pt" style:font-style-complex="normal" style:font-weight-complex="normal"/>
    </style:style>
    <style:style style:name="P45" style:family="paragraph" style:parent-style-name="Standard">
      <style:paragraph-properties fo:text-align="start" style:justify-single-word="false" fo:background-color="transparent">
        <style:background-image/>
      </style:paragraph-properties>
      <style:text-properties style:use-window-font-color="true" style:font-name="Times New Roman" fo:font-size="18pt" fo:font-style="normal" fo:font-weight="normal" fo:background-color="transparent" style:font-name-asian="NimbusMonL-Regu" style:font-size-asian="18pt" style:font-style-asian="normal" style:font-weight-asian="normal" style:font-name-complex="NimbusMonL-Regu" style:font-size-complex="18pt" style:font-style-complex="normal" style:font-weight-complex="normal"/>
    </style:style>
    <style:style style:name="P46" style:family="paragraph" style:parent-style-name="Standard">
      <style:paragraph-properties fo:background-color="transparent">
        <style:background-image/>
      </style:paragraph-properties>
      <style:text-properties style:use-window-font-color="true" style:font-name="Times New Roman" fo:font-size="18pt" fo:font-style="normal" fo:font-weight="bold" fo:background-color="transparent" style:font-name-asian="NimbusMonL-Regu" style:font-size-asian="18pt" style:font-style-asian="normal" style:font-weight-asian="bold" style:font-name-complex="NimbusMonL-Regu" style:font-size-complex="18pt" style:font-style-complex="normal" style:font-weight-complex="bold"/>
    </style:style>
    <style:style style:name="P47" style:family="paragraph" style:parent-style-name="Standard">
      <style:paragraph-properties fo:text-align="start" style:justify-single-word="false" fo:background-color="transparent">
        <style:background-image/>
      </style:paragraph-properties>
      <style:text-properties style:use-window-font-color="true" fo:font-size="18pt" fo:font-style="normal" fo:font-weight="normal" fo:background-color="transparent" style:font-size-asian="18pt" style:font-style-asian="normal" style:font-weight-asian="normal" style:font-size-complex="18pt" style:font-style-complex="normal" style:font-weight-complex="normal"/>
    </style:style>
    <style:style style:name="P48" style:family="paragraph" style:parent-style-name="Standard">
      <style:paragraph-properties fo:background-color="transparent">
        <style:background-image/>
      </style:paragraph-properties>
      <style:text-properties style:use-window-font-color="true" fo:font-size="18pt"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shadow="none" style:text-autospace="none"/>
      <style:text-properties style:use-window-font-color="true" style:font-name="Times New Roman" fo:font-size="18pt" fo:font-weight="normal" fo:background-color="transparent" style:font-name-asian="NimbusMonL-Regu" style:font-size-asian="18pt" style:font-weight-asian="normal" style:font-name-complex="NimbusMonL-Regu" style:font-size-complex="18pt" style:font-weight-complex="normal"/>
    </style:style>
    <style:style style:name="P50" style:family="paragraph" style:parent-style-name="Standard">
      <style:paragraph-properties fo:text-align="start" style:justify-single-word="false" style:shadow="none" style:text-autospace="none"/>
      <style:text-properties style:use-window-font-color="true" style:font-name="Times New Roman" fo:font-size="18pt" fo:font-weight="bold" fo:background-color="transparent" style:font-name-asian="NimbusMonL-Regu" style:font-size-asian="18pt" style:font-weight-asian="bold" style:font-name-complex="NimbusMonL-Regu" style:font-size-complex="18pt" style:font-weight-complex="bold"/>
    </style:style>
    <style:style style:name="P51" style:family="paragraph" style:parent-style-name="Standard">
      <style:paragraph-properties fo:text-align="start" style:justify-single-word="false" style:shadow="none" style:text-autospace="none"/>
      <style:text-properties style:use-window-font-color="true" style:font-name="Times New Roman" fo:font-size="18pt" fo:font-style="normal" style:text-underline-style="none" fo:font-weight="normal" fo:background-color="transparent" style:font-name-asian="NimbusMonL-Regu" style:font-size-asian="18pt" style:font-style-asian="normal" style:font-weight-asian="normal" style:font-name-complex="NimbusMonL-Regu" style:font-size-complex="18pt" style:font-style-complex="normal" style:font-weight-complex="normal"/>
    </style:style>
    <style:style style:name="P52" style:family="paragraph" style:parent-style-name="Standard">
      <style:paragraph-properties fo:text-align="start" style:justify-single-word="false" style:shadow="none" style:text-autospace="none"/>
      <style:text-properties style:use-window-font-color="true" style:font-name="Times New Roman" fo:font-size="18pt" fo:font-style="normal" style:text-underline-style="none" fo:font-weight="bold" fo:background-color="transparent" style:font-name-asian="NimbusMonL-Regu" style:font-size-asian="18pt" style:font-style-asian="normal" style:font-weight-asian="bold" style:font-name-complex="NimbusMonL-Regu" style:font-size-complex="18pt" style:font-style-complex="normal" style:font-weight-complex="bold"/>
    </style:style>
    <style:style style:name="P53" style:family="paragraph" style:parent-style-name="Standard">
      <style:paragraph-properties fo:margin-top="0in" fo:margin-bottom="0in" fo:line-height="110%" fo:text-align="start" style:justify-single-word="false" fo:orphans="2" fo:widows="2" fo:background-color="transparent" fo:padding="0in" fo:border="none" style:text-autospace="none">
        <style:background-image/>
      </style:paragraph-properties>
      <style:text-properties fo:font-variant="normal" fo:text-transform="none" style:use-window-font-color="true" style:font-name="Times New Roman" fo:font-size="18pt" fo:letter-spacing="normal" fo:font-style="normal" style:text-underline-style="none" fo:font-weight="normal" fo:background-color="transparent" style:font-name-asian="Lucida Sans" style:font-size-asian="18pt" style:font-style-asian="normal" style:font-weight-asian="normal" style:font-name-complex="Lucida Sans" style:font-size-complex="18pt" style:font-style-complex="normal" style:font-weight-complex="normal"/>
    </style:style>
    <style:style style:name="P54" style:family="paragraph" style:parent-style-name="Standard">
      <style:paragraph-properties fo:margin-top="0.0201in" fo:margin-bottom="0.0201in" fo:text-align="start" style:justify-single-word="false" style:text-autospace="none"/>
      <style:text-properties fo:font-variant="normal" fo:text-transform="none" style:use-window-font-color="true" style:font-name="Times New Roman" fo:font-size="18pt" fo:letter-spacing="normal" fo:font-style="normal" style:text-underline-style="none" fo:font-weight="normal" fo:background-color="transparent" style:font-name-asian="Courier" style:font-size-asian="18pt" style:font-style-asian="normal" style:font-weight-asian="normal" style:font-name-complex="Courier" style:font-size-complex="18pt" style:font-style-complex="normal" style:font-weight-complex="normal"/>
    </style:style>
    <style:style style:name="P55" style:family="paragraph" style:parent-style-name="Standard">
      <style:text-properties style:use-window-font-color="true" style:font-name="Times New Roman" fo:font-size="18pt" fo:font-style="normal" style:text-underline-style="none" fo:font-weight="normal" fo:background-color="transparent" style:font-name-asian="Courier" style:font-size-asian="18pt" style:font-style-asian="normal" style:font-weight-asian="normal" style:font-name-complex="Courier" style:font-size-complex="18pt" style:font-style-complex="normal" style:font-weight-complex="normal"/>
    </style:style>
    <style:style style:name="P56" style:family="paragraph" style:parent-style-name="Standard">
      <style:text-properties style:use-window-font-color="true" style:font-name="Times New Roman" fo:font-size="18pt" fo:font-style="normal" style:text-underline-style="none" fo:font-weight="normal" fo:background-color="#ffff00" style:font-name-asian="Courier" style:font-size-asian="18pt" style:font-style-asian="normal" style:font-weight-asian="normal" style:font-name-complex="Courier" style:font-size-complex="18pt" style:font-style-complex="normal" style:font-weight-complex="normal"/>
    </style:style>
    <style:style style:name="P57" style:family="paragraph" style:parent-style-name="Standard">
      <style:text-properties style:use-window-font-color="true" style:font-name="Times New Roman" fo:font-size="18pt" fo:font-style="normal" style:text-underline-style="none" fo:font-weight="bold" fo:background-color="transparent" style:font-name-asian="Courier" style:font-size-asian="18pt" style:font-style-asian="normal" style:font-weight-asian="bold" style:font-name-complex="Courier" style:font-size-complex="18pt" style:font-style-complex="normal" style:font-weight-complex="bold"/>
    </style:style>
    <style:style style:name="P58" style:family="paragraph" style:parent-style-name="Standard">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top="0.0201in" fo:margin-bottom="0.0201in" fo:text-align="start" style:justify-single-word="false" style:text-autospace="none"/>
      <style:text-properties fo:font-variant="normal" fo:text-transform="none" style:use-window-font-color="true" style:font-name="Times New Roman" fo:font-size="18pt" fo:letter-spacing="normal" fo:font-style="normal" style:text-underline-style="none" fo:font-weight="normal" fo:background-color="transparent" style:font-name-asian="Courier" style:font-size-asian="18pt" style:font-style-asian="normal" style:font-weight-asian="normal" style:font-name-complex="Courier" style:font-size-complex="18pt" style:font-style-complex="normal" style:font-weight-complex="normal"/>
    </style:style>
    <style:style style:name="T1" style:family="text">
      <style:text-properties style:use-window-font-color="true" fo:font-style="italic" style:text-underline-style="none" fo:font-weight="normal" fo:background-color="transparent" style:font-style-asian="italic" style:font-weight-asian="normal" style:font-style-complex="italic" style:font-weight-complex="normal"/>
    </style:style>
    <style:style style:name="T2" style:family="text">
      <style:text-properties style:use-window-font-color="true" style:text-underline-style="none" fo:font-weight="normal" fo:background-color="transparent" style:font-weight-asian="normal" style:font-weight-complex="normal"/>
    </style:style>
    <style:style style:name="T3" style:family="text">
      <style:text-properties style:use-window-font-color="true" style:text-underline-style="none" fo:background-color="transparent"/>
    </style:style>
    <style:style style:name="T4" style:family="text">
      <style:text-properties style:use-window-font-color="true" fo:background-color="transparent"/>
    </style:style>
    <style:style style:name="T5" style:family="text">
      <style:text-properties style:use-window-font-color="true" fo:font-style="normal" fo:font-weight="normal" style:font-name-asian="NimbusMonL-Regu" style:font-style-asian="normal" style:font-weight-asian="normal" style:font-name-complex="NimbusMonL-Regu" style:font-style-complex="normal" style:font-weight-complex="normal"/>
    </style:style>
    <style:style style:name="T6" style:family="text">
      <style:text-properties style:use-window-font-color="true" fo:font-style="normal" fo:font-weight="bold" style:font-name-asian="NimbusMonL-Regu" style:font-style-asian="normal" style:font-weight-asian="bold" style:font-name-complex="NimbusMonL-Regu" style:font-style-complex="normal" style:font-weight-complex="bold"/>
    </style:style>
    <style:style style:name="T7" style:family="text">
      <style:text-properties style:use-window-font-color="true" style:font-name="Times New Roman" fo:background-color="transparent"/>
    </style:style>
    <style:style style:name="T8" style:family="text">
      <style:text-properties style:use-window-font-color="true" style:font-name="Times New Roman" fo:background-color="transparent" style:font-name-asian="NimbusMonL-Regu" style:font-name-complex="NimbusMonL-Regu"/>
    </style:style>
    <style:style style:name="T9" style:family="text">
      <style:text-properties style:use-window-font-color="true" style:font-name="Times New Roman" fo:background-color="transparent" style:font-name-asian="Courier" style:font-name-complex="Courier"/>
    </style:style>
    <style:style style:name="T10" style:family="text">
      <style:text-properties style:use-window-font-color="true" style:font-name="Times New Roman" fo:font-size="16pt" fo:background-color="transparent" style:font-name-asian="Courier" style:font-size-asian="16pt" style:font-name-complex="Courier" style:font-size-complex="16pt"/>
    </style:style>
    <style:style style:name="T11" style:family="text">
      <style:text-properties style:use-window-font-color="true" style:font-name="Times New Roman" fo:font-size="16pt" fo:font-weight="normal" fo:background-color="transparent" style:font-name-asian="Courier" style:font-size-asian="16pt" style:font-weight-asian="normal" style:font-name-complex="Courier" style:font-size-complex="16pt" style:font-weight-complex="normal"/>
    </style:style>
    <style:style style:name="T12" style:family="text">
      <style:text-properties style:use-window-font-color="true" style:font-name="Times New Roman" style:text-underline-style="none" fo:background-color="transparent"/>
    </style:style>
    <style:style style:name="T13" style:family="text">
      <style:text-properties style:use-window-font-color="true" style:font-name="Times New Roman" style:text-underline-style="none" fo:background-color="transparent" style:font-name-asian="NimbusMonL-Regu" style:font-name-complex="NimbusMonL-Regu"/>
    </style:style>
    <style:style style:name="T14" style:family="text">
      <style:text-properties style:use-window-font-color="true" style:font-name="Times New Roman" style:text-underline-style="none" fo:font-weight="bold" fo:background-color="transparent" style:font-weight-asian="bold" style:font-weight-complex="bold"/>
    </style:style>
    <style:style style:name="T15" style:family="text">
      <style:text-properties style:use-window-font-color="true" style:font-name="Times New Roman" fo:font-style="normal" style:text-underline-style="none" fo:background-color="transparent" style:font-name-asian="Courier" style:font-style-asian="normal" style:font-name-complex="Courier" style:font-style-complex="normal"/>
    </style:style>
    <style:style style:name="T16" style:family="text">
      <style:text-properties style:use-window-font-color="true" style:font-name="Times New Roman" fo:font-style="normal" fo:font-weight="normal" style:font-name-asian="Courier" style:font-style-asian="normal" style:font-weight-asian="normal" style:font-name-complex="Courier" style:font-style-complex="normal" style:font-weight-complex="normal"/>
    </style:style>
    <style:style style:name="T17" style:family="text">
      <style:text-properties style:use-window-font-color="true" style:font-name="Times New Roman" fo:font-style="normal" fo:font-weight="bold" style:font-name-asian="NimbusMonL-Regu" style:font-style-asian="normal" style:font-weight-asian="bold" style:font-name-complex="NimbusMonL-Regu" style:font-style-complex="normal" style:font-weight-complex="bold"/>
    </style:style>
    <style:style style:name="T18" style:family="text">
      <style:text-properties style:use-window-font-color="true" style:font-name="Times New Roman" fo:font-style="normal" fo:font-weight="bold" style:font-name-asian="Courier" style:font-style-asian="normal" style:font-weight-asian="bold" style:font-name-complex="Courier" style:font-style-complex="normal" style:font-weight-complex="bold"/>
    </style:style>
    <style:style style:name="T19" style:family="text">
      <style:text-properties style:use-window-font-color="true" style:font-name="Times New Roman" fo:font-weight="bold" fo:background-color="transparent" style:font-name-asian="Courier" style:font-weight-asian="bold" style:font-name-complex="Courier" style:font-weight-complex="bold"/>
    </style:style>
    <style:style style:name="T20" style:family="text">
      <style:text-properties style:use-window-font-color="true" style:font-name="Times New Roman" fo:font-weight="bold" style:font-name-asian="NimbusMonL-Regu" style:font-weight-asian="bold" style:font-name-complex="NimbusMonL-Regu" style:font-weight-complex="bold"/>
    </style:style>
    <style:style style:name="T21" style:family="text">
      <style:text-properties style:use-window-font-color="true" style:font-name="Times New Roman" fo:font-weight="bold" style:font-name-asian="Courier" style:font-weight-asian="bold" style:font-name-complex="Courier" style:font-weight-complex="bold"/>
    </style:style>
    <style:style style:name="T22" style:family="text">
      <style:text-properties style:use-window-font-color="true" style:font-name="Times New Roman" fo:font-weight="normal" fo:background-color="transparent" style:font-weight-asian="normal" style:font-weight-complex="normal"/>
    </style:style>
    <style:style style:name="T23" style:family="text">
      <style:text-properties style:use-window-font-color="true" style:font-name="Times New Roman" fo:font-weight="normal" fo:background-color="transparent" style:font-name-asian="Courier" style:font-weight-asian="normal" style:font-name-complex="Courier" style:font-weight-complex="normal"/>
    </style:style>
    <style:style style:name="T24" style:family="text">
      <style:text-properties style:use-window-font-color="true" style:font-name="Times New Roman" style:font-name-asian="NimbusMonL-Regu" style:font-name-complex="NimbusMonL-Regu"/>
    </style:style>
    <style:style style:name="T25" style:family="text">
      <style:text-properties style:use-window-font-color="true" style:font-name="Times New Roman" style:font-name-asian="Courier" style:font-name-complex="Courier"/>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fo:font-weight="bold" style:font-name-asian="Courier" style:font-weight-asian="bold" style:font-name-complex="Courier" style:font-weight-complex="bold"/>
    </style:style>
    <style:style style:name="T29" style:family="text">
      <style:text-properties fo:font-weight="bold" style:font-name-asian="NimbusMonL-Regu" style:font-weight-asian="bold" style:font-name-complex="NimbusMonL-Regu" style:font-weight-complex="bold"/>
    </style:style>
    <style:style style:name="T30" style:family="text">
      <style:text-properties fo:font-weight="normal" style:font-weight-asian="normal" style:font-weight-complex="normal"/>
    </style:style>
    <style:style style:name="T31" style:family="text">
      <style:text-properties fo:font-weight="normal" fo:background-color="transparent" style:font-weight-asian="normal" style:font-weight-complex="normal"/>
    </style:style>
    <style:style style:name="T32" style:family="text">
      <style:text-properties style:text-underline-style="none"/>
    </style:style>
    <style:style style:name="T33" style:family="text">
      <style:text-properties fo:font-style="normal" style:text-underline-style="none" style:font-style-asian="normal" style:font-style-complex="normal"/>
    </style:style>
    <style:style style:name="T34" style:family="text">
      <style:text-properties fo:font-style="normal" style:font-style-asian="normal" style:font-style-complex="normal"/>
    </style:style>
    <style:style style:name="T35"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T37" style:family="text">
      <style:text-properties fo:color="#ff3333" fo:font-style="normal" style:text-underline-style="none" fo:font-weight="normal" style:font-style-asian="normal" style:font-weight-asian="normal" style:font-style-complex="normal" style:font-weight-complex="normal"/>
    </style:style>
    <style:style style:name="T38" style:family="text">
      <style:text-properties fo:color="#ff3333" style:text-underline-style="solid" style:text-underline-width="auto" style:text-underline-color="font-color" fo:font-weight="bold" style:font-weight-asian="bold" style:font-weight-complex="bold"/>
    </style:style>
    <style:style style:name="T39" style:family="text">
      <style:text-properties fo:color="#ff3333"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T40" style:family="text">
      <style:text-properties style:font-name="Times New Roman" fo:font-style="normal" style:text-underline-style="none" style:font-style-asian="normal" style:font-style-complex="normal"/>
    </style:style>
    <style:style style:name="T41" style:family="text">
      <style:text-properties style:font-name="Times New Roman" fo:font-style="normal" style:text-underline-style="none" style:font-name-asian="NimbusRomNo9L-Medi" style:font-style-asian="normal" style:font-name-complex="NimbusRomNo9L-Medi" style:font-style-complex="normal"/>
    </style:style>
    <style:style style:name="T42" style:family="text">
      <style:text-properties style:font-name="Times New Roman" style:font-name-asian="NimbusMonL-Regu" style:font-name-complex="NimbusMonL-Regu"/>
    </style:style>
    <style:style style:name="T43" style:family="text">
      <style:text-properties fo:background-color="#ffff00"/>
    </style:style>
    <style:style style:name="T44" style:family="text">
      <style:text-properties fo:background-color="transparent"/>
    </style:style>
    <style:style style:name="T45" style:family="text">
      <style:text-properties fo:color="#ff0000"/>
    </style:style>
    <style:style style:name="T46" style:family="text">
      <style:text-properties fo:color="#800000"/>
    </style:style>
    <style:style style:name="T47" style:family="text">
      <style:text-properties fo:color="#800000" style:font-name="Times New Roman" fo:font-weight="bold" style:font-name-asian="NimbusMonL-Regu" style:font-weight-asian="bold" style:font-name-complex="NimbusMonL-Regu" style:font-weight-complex="bold"/>
    </style:style>
    <style:style style:name="T48" style:family="text">
      <style:text-properties fo:color="#800000" fo:font-weight="bold" style:font-name-asian="NimbusMonL-Regu" style:font-weight-asian="bold" style:font-name-complex="NimbusMonL-Regu" style:font-weight-complex="bold"/>
    </style:style>
    <style:style style:name="T49" style:family="text">
      <style:text-properties fo:font-style="italic" style:font-style-asian="italic" style:font-style-complex="italic"/>
    </style:style>
    <style:style style:name="T50" style:family="text">
      <style:text-properties fo:font-variant="normal" fo:text-transform="none" fo:letter-spacing="normal" fo:font-weight="normal" style:font-weight-asian="normal" style:font-weight-complex="normal"/>
    </style:style>
    <style:style style:name="T51" style:family="text">
      <style:text-properties fo:font-variant="normal" fo:text-transform="none" style:use-window-font-color="true" style:font-name="Times New Roman" fo:letter-spacing="normal" fo:background-color="transparent" style:font-name-asian="NimbusMonL-Regu" style:font-name-complex="NimbusMonL-Regu"/>
    </style:style>
    <style:style style:name="T52" style:family="text">
      <style:text-properties fo:font-variant="normal" fo:text-transform="none" style:use-window-font-color="true" style:font-name="Times New Roman" fo:letter-spacing="normal" fo:background-color="transparent" style:font-name-asian="Lucida Sans" style:font-name-complex="Lucida Sans"/>
    </style:style>
    <style:style style:name="T53" style:family="text">
      <style:text-properties style:font-name-asian="Courier" style:font-name-complex="Courier"/>
    </style:style>
    <style:style style:name="T54" style:family="text">
      <style:text-properties style:font-name-asian="Inconsolata-zi4r" style:font-name-complex="Inconsolata-zi4r"/>
    </style:style>
    <style:style style:name="T55" style:family="text">
      <style:text-properties style:font-name-asian="NimbusMonL-Regu" style:font-name-complex="NimbusMonL-Reg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payemsDb created and imputed <text:s text:c="4"/>DONE</text:p>
      <text:p text:style-name="P29"><text:span text:style-name="T44"># cpi </text:span></text:p>
      <text:p text:style-name="P27"># unrate </text:p>
      <text:p text:style-name="P27"><text:span text:style-name="T43"># gdp</text:span> </text:p>
      <text:p text:style-name="P27"/>
      <text:p text:style-name="P27">names(gdpDb)[1:5]</text:p>
      <text:p text:style-name="P27">y = gdpDb[ , 1 ]</text:p>
      <text:p text:style-name="P27"/>
      <text:p text:style-name="P27">undebug( sampleSS )</text:p>
      <text:p text:style-name="P27"/>
      <text:p text:style-name="P27"># create a set of samples drawn from the column space of db with connectivity measured by applying the correlations within the data </text:p>
      <text:p text:style-name="P27">db = <text:span text:style-name="T46">gdpDb</text:span> </text:p>
      <text:p text:style-name="P26">parSS = list() <text:s text:c="2"/># list of samples with correlation score</text:p>
      <text:p text:style-name="P26"><text:span text:style-name="T53">rocker = abs( </text:span><text:span text:style-name="T28">rcorr</text:span><text:span text:style-name="T53">( <text:s/>as.matrix( gdpDb ) , type="pearson" )$r )</text:span></text:p>
      <text:p text:style-name="P26">runLength = <text:s/>60000 <text:s/># ie 60 K</text:p>
      <text:p text:style-name="P26">sampleSize = 8</text:p>
      <text:p text:style-name="P26">CM = matrix( 0, ncol=sampleSize, nrow=runLength ) </text:p>
      <text:p text:style-name="P26">for( ii in 1:runLength ) CM[ ii, ] = sample( 1:ncol( db ), size=sampleSize )</text:p>
      <text:p text:style-name="P39"/>
      <text:p text:style-name="P39">cl &lt;- makeCluster( getOption( "cl.cores", 4) )</text:p>
      <text:p text:style-name="P39">clusterExport(cl, list( <text:s/>'rocker', 'corNet', 'sampleSS', 'db', 'gdpDb' , <text:s/>'dedup'<text:span text:style-name="T6">, <text:s/></text:span><text:span text:style-name="T5">'CM' </text:span>) )</text:p>
      <text:p text:style-name="P26"/>
      <text:p text:style-name="P17"><text:span text:style-name="T20">parSS = parR</text:span><text:span text:style-name="T47">a</text:span><text:span text:style-name="T20">pply( cl = cl, x=CM , FUN=</text:span><text:span text:style-name="T16">sampleSS</text:span><text:span text:style-name="T20">, db</text:span><text:span text:style-name="T47"> = db, rocker=rocker</text:span><text:span text:style-name="T17"> </text:span><text:span text:style-name="T18">, sampleSize = 8 <text:s/></text:span><text:span text:style-name="T20">)</text:span></text:p>
      <text:p text:style-name="P35"/>
      <text:p text:style-name="P35">stopCluster(cl)</text:p>
      <text:p text:style-name="P26"><text:s text:c="2"/></text:p>
      <text:p text:style-name="P26"># clean up sample list and make into a df</text:p>
      <text:p text:style-name="P27">dfSS = matrix( 0, ncol=sampleSize+1, nrow= runLength )</text:p>
      <text:p text:style-name="P27">counter = 0 </text:p>
      <text:p text:style-name="P32">for( ii in 1:runLength ){</text:p>
      <text:p text:style-name="P9"><text:span text:style-name="T9">if( !is.null( </text:span><text:span text:style-name="T52">parSS</text:span><text:span text:style-name="T9">[[ ii ]] ) ) { </text:span></text:p>
      <text:p text:style-name="P27"><text:s text:c="5"/>counter = counter+1; </text:p>
      <text:p text:style-name="P27"><text:s text:c="5"/>dfSS [ counter, ] = parSS[[ ii ]] </text:p>
      <text:p text:style-name="P6"><text:span text:style-name="T9"><text:s text:c="2"/></text:span><text:span text:style-name="T19">} <text:s/># end if</text:span></text:p>
      <text:p text:style-name="P32">} <text:s/># end for ii</text:p>
      <text:p text:style-name="P27">dfSS = dfSS[ 1:counter, ]</text:p>
      <text:p text:style-name="P54">counter</text:p>
      <text:p text:style-name="P54"><text:s/></text:p>
      <text:p text:style-name="P54"># find the better cor scores and clear the NA's from db (a copy)</text:p>
      <text:p text:style-name="P27">oo = order( dfSS[ , 9 ], decreasing = T )</text:p>
      <text:p text:style-name="P27">sca = dfSS[ oo, 1:sampleSize ]</text:p>
      <text:p text:style-name="P27"/>
      <text:p text:style-name="P27"># clean up col headers <text:s/>(embedded blanks)</text:p>
      <text:p text:style-name="P27">nn = names( gdpDb )</text:p>
      <text:p text:style-name="P27">nn = trimws( nn ) </text:p>
      <text:p text:style-name="P6">nn&lt;-gsub( " ", ".", nn, fixed=TRUE)</text:p>
      <text:p text:style-name="P27">nn&lt;-gsub( "..", ".", nn, fixed=TRUE)</text:p>
      <text:p text:style-name="P27">names( gdpDb ) = names( db ) = nn</text:p>
      <text:p text:style-name="P27"/>
      <text:p text:style-name="P27">undebug( amy )</text:p>
      <text:p text:style-name="P27"># test before full out run</text:p>
      <text:p text:style-name="P27">corNet ( xx = xx[ , sca[ 1, ] ] <text:s/>, corThresh=0.35 ) </text:p>
      <text:p text:style-name="P27">yy = amy ( xx = gdpDb[ , <text:s/>sca[ 4, ] ] )</text:p>
      <text:p text:style-name="P27">any(is.na(gdpDb))</text:p>
      <text:p text:style-name="P27">any(is.na(yy))</text:p>
      <text:p text:style-name="P27"><text:s/></text:p>
      <text:p text:style-name="P27"># complete cleanup </text:p>
      <text:p text:style-name="P9"><text:span text:style-name="T9">for( ii in <text:s/>1:1500 ){</text:span><text:span text:style-name="T23"> <text:s/><text:tab/><text:tab/><text:tab/><text:tab/><text:tab/> <text:tab/><text:tab/><text:tab/><text:tab/><text:tab/><text:tab/><text:tab/><text:tab/><text:tab/><text:tab/></text:span></text:p>
      <text:p text:style-name="P27">if( <text:s/>!any( is.na( db[ , <text:s/>sca[ ii , <text:s/>] ] ) ) <text:s/>) <text:s/>next;</text:p>
      <text:p text:style-name="P9"><text:span text:style-name="T23">yy = </text:span><text:span text:style-name="T9">amy</text:span><text:span text:style-name="T23"> ( xx = db[ , <text:s/>sca[ ii , <text:s/>] ] )</text:span></text:p>
      <text:p text:style-name="P37">test = <text:s/>( yy[[ 1 ]] <text:s/>+ yy[[ <text:s/>2 ]] <text:s/>+ yy[[ 3 ]] <text:s/>+ yy[[ 4 ]] ) / 4</text:p>
      <text:p text:style-name="P27">db[ , sca[ ii, ] ] = test </text:p>
      <text:p text:style-name="P42">} # end for ii</text:p>
      <text:p text:style-name="P27">any(is.na(db))</text:p>
      <text:p text:style-name="P27">gdpDb = db</text:p>
      <text:p text:style-name="P27">rm( db )</text:p>
      <text:p text:style-name="P53"><text:span text:style-name="T9">write.table( gdpDb, 'gdpDb.csv', sep='</text:span><text:span text:style-name="T54">\t' <text:s/>, row.names=F, col.names=F )</text:span></text:p>
      <text:p text:style-name="P32"><text:s text:c="2"/></text:p>
      <text:p text:style-name="P32"># testing</text:p>
      <text:p text:style-name="P27">debug( sampleSS )</text:p>
      <text:p text:style-name="P27"><text:span text:style-name="T29">xss = </text:span><text:span text:style-name="T48">a</text:span><text:span text:style-name="T29">pply(db</text:span><text:span text:style-name="T48"> = db</text:span><text:span text:style-name="T29"> , <text:s/>x = CM , margin=2, FUN=</text:span>sampleSS<text:span text:style-name="T48">, rocker=rocker</text:span><text:span text:style-name="T29"> </text:span><text:span text:style-name="T26">, sampleSize = 8 <text:s/></text:span><text:span text:style-name="T29">)</text:span></text:p>
      <text:p text:style-name="P32"><text:span text:style-name="T30">for(ii in 1:100 )</text:span></text:p>
      <text:p text:style-name="P32"><text:span text:style-name="T55">xss = </text:span><text:span text:style-name="T30">sampleSS <text:s/>( db, sampleSize = 8, <text:s/>rocker = rocker, x=df.bn[ii,1:sampleSize ] ) <text:s text:c="2"/>#x=CM[ ii , ] <text:s text:c="3"/>)</text:span> </text:p>
      <text:p text:style-name="P32"><text:s text:c="3"/></text:p>
      <text:p text:style-name="P32">sampleSS = function( db, sampleSize = 8, <text:s/>rocker = rocker, x=CM <text:s text:c="3"/>){ </text:p>
      <text:p text:style-name="P27">db = apply( db, 2, as.double )</text:p>
      <text:p text:style-name="P27">ddp = dedup( data = as.data.frame( db[ , x ] ), threshold = 0.95 , debug = F <text:s/>) <text:s/># collinearity, it's murder !</text:p>
      <text:p text:style-name="P27">if( ncol( ddp ) &lt; sampleSize ) return()</text:p>
      <text:p text:style-name="P27">rock = rocker[ x, x ] </text:p>
      <text:p text:style-name="P27">lt = lower.tri( rock, diag = T ) <text:s text:c="4"/></text:p>
      <text:p text:style-name="P27">rock[ lt ] = 0</text:p>
      <text:p text:style-name="P27">rock = as.vector( rock <text:s/>)</text:p>
      <text:p text:style-name="P27">rock = rock[ rock != 0 ] </text:p>
      <text:p text:style-name="P27">qq = quantile( rock, 0.05 )</text:p>
      <text:p text:style-name="P8">rock = <text:s text:c="2"/>ifelse( ( max( qq , 0.12 ) &lt; rock &amp; rock <text:s/>&lt; 0.92 ) , rock , 0 <text:s/>)</text:p>
      <text:p text:style-name="P27">totalCor <text:s/>= sum( rock )</text:p>
      <text:p text:style-name="P32"/>
      <text:p text:style-name="P27">return( c( ss=x, totalCor = totalCor ) <text:s/>)</text:p>
      <text:p text:style-name="P32">} # end fun</text:p>
      <text:p text:style-name="P27"/>
      <text:p text:style-name="P27">undebug( amy )</text:p>
      <text:p text:style-name="P27">yy = amy ( xx = gdpDb[ , <text:s/>sca[ 4, ] ] )</text:p>
      <text:p text:style-name="P27"/>
      <text:p text:style-name="P27"># xx is ncol = 8 <text:s text:c="2"/>impute small networks with high connectivity</text:p>
      <text:p text:style-name="P9">amy = function( xx = xx ){</text:p>
      <text:p text:style-name="P6"><text:span text:style-name="T8">xx.nn = colnames( xx )</text:span><text:span text:style-name="T44"> </text:span></text:p>
      <text:p text:style-name="P26">template = as.list( 1:4 ) <text:s text:c="26"/></text:p>
      <text:p text:style-name="P6">#template[[ 1 ]] = matrix( 0 , ncol=ncol(xx), nrow=nrow(xx) )</text:p>
      <text:p text:style-name="P6">#template[[ 2 ]] = matrix( 0 , ncol=ncol(xx), nrow=nrow(xx) )</text:p>
      <text:p text:style-name="P6">template[[ 3 ]] = xx <text:s text:c="16"/></text:p>
      <text:p text:style-name="P6">#template[[ 4 ]] = matrix( 0 , ncol=ncol(xx), nrow=nrow(xx) )</text:p>
      <text:p text:style-name="P6">if( !any( is.na(xx) ) <text:s/>) <text:s/>{</text:p>
      <text:p text:style-name="P6"><text:s text:c="13"/>template[[ 1 ]] = xx</text:p>
      <text:p text:style-name="P6"><text:tab/><text:tab/><text:tab/> <text:s text:c="2"/>template[[ 2 ]] = xx</text:p>
      <text:p text:style-name="P6"><text:s text:c="13"/>template[[ 3 ]] = xx</text:p>
      <text:p text:style-name="P6"><text:tab/><text:tab/><text:tab/> <text:s text:c="2"/>template[[ 4 ]] = xx;</text:p>
      <text:p text:style-name="P6"><text:tab/><text:tab/><text:tab/> <text:s text:c="2"/>return( template ); </text:p>
      <text:p text:style-name="P6">} # endif</text:p>
      <text:p text:style-name="P6"/>
      <text:p text:style-name="P6">ts.imp = <text:span text:style-name="T51"><text:s/></text:span>apply( xx, 2, <text:span text:style-name="T51">na_interpolation , option = "spline" ) </text:span></text:p>
      <text:p text:style-name="P26">template[[ 1 ]] = as.matrix( ts.imp ) <text:s/># the entire series returned <text:s/>that is nrows xx</text:p>
      <text:p text:style-name="P6"/>
      <text:p text:style-name="P6">date = 1:nrow( xx ) <text:s text:c="3"/># <text:s/>rownames( xx ) </text:p>
      <text:p text:style-name="P6">C = ncol( xx )</text:p>
      <text:p text:style-name="P6">L = nrow( xx )</text:p>
      <text:p text:style-name="P27"/>
      <text:p text:style-name="P21">am = amelia( x = cbind ( date = date, xx ) , m = 5, p2s = 0 , ts='date' <text:s/>, autopri = 0.75, polytime = 3 , splinetime = 3 , <text:s/></text:p>
      <text:p text:style-name="P21"><text:s text:c="21"/>bounds = NULL, lags = xx.nn, leads = xx.nn <text:s/>, emburn = c( 25, 750 ) , debuglevel=0, incheck = T,</text:p>
      <text:p text:style-name="P21"><text:tab/><text:tab/><text:tab/><text:tab/><text:tab/><text:tab/> <text:s/>max.resample = 20, empri = 0.075 * nrow( xx ) <text:s/>)<text:span text:style-name="T42">; <text:s/></text:span></text:p>
      <text:p text:style-name="P26">ext.bd = rep( 0, 2 )</text:p>
      <text:p text:style-name="P30"><text:span text:style-name="T30">for( ii in 1:</text:span><text:span text:style-name="T30">5</text:span><text:span text:style-name="T30"> ){ <text:s text:c="33"/># sheets or layers</text:span></text:p>
      <text:p text:style-name="P26">for( jj in 1:ncol(xx) ){ <text:s text:c="22"/># columns </text:p>
      <text:p text:style-name="P26"><text:tab/><text:tab/>rr = range( am$imputations[[ ii ]][ , -1 ][ , jj ] ); </text:p>
      <text:p text:style-name="P6"><text:tab/><text:tab/>x = xx[ , jj ]</text:p>
      <text:p text:style-name="P6"><text:tab/><text:tab/>x = x[ !is.na( x ) ]</text:p>
      <text:p text:style-name="P26"><text:tab/><text:tab/>bd = range( x ) <text:s text:c="7"/># watch out for crossed bounds</text:p>
      <text:p text:style-name="P6"><text:s text:c="6"/>if( <text:s/>bd[ 1 <text:s/>] &lt;= 0 <text:s/>) ext.bd[ 1 ] = 1.6 * bd[ 1 ] <text:s/>else ext.bd[ 1 ] = 0.4 * bd[ 1 ]</text:p>
      <text:p text:style-name="P26"><text:tab/> <text:s text:c="2"/>if( <text:s/>bd[ 2 <text:s/>] &lt;= 0 <text:s/>) ext.bd[ 2 ] = 1.6 * bd[ 2 ] <text:s/>else ext.bd[ 2 ] = 1.6 * bd[ 2 ]</text:p>
      <text:p text:style-name="P26"><text:s text:c="6"/>if( !( ext.bd[ 1 ] &lt;= rr[ 1 ] &amp;&amp; <text:s/>rr[ 2 ] <text:s/>&lt;= ext.bd[ 2 ] ) ) {</text:p>
      <text:p text:style-name="P30"><text:span text:style-name="T30"><text:tab/><text:tab/> <text:s text:c="4"/>am$imputations[[ ii ]][ , -1 ][ , jj ]</text:span><text:span text:style-name="T50"> = as.vector( na_interpolation( xx[ , jj <text:s/>] , option = "spline" ) )</text:span></text:p>
      <text:p text:style-name="P40"><text:s text:c="7"/>} <text:s/># end if</text:p>
      <text:p text:style-name="P40">} # end for jj</text:p>
      <text:p text:style-name="P40">} # end for ii</text:p>
      <text:p text:style-name="P40"/>
      <text:p text:style-name="P30"><text:span text:style-name="T30">arm = <text:s/>am$imputations$imp1[ , -1 ] </text:span>+ <text:span text:style-name="T30">am$imputations$imp2[ , -1 ] </text:span>+ <text:span text:style-name="T30">am$imputations$imp3[ , -1 ] </text:span>+ <text:span text:style-name="T30">am$imputations$imp4[ , -1 ] </text:span>+ <text:span text:style-name="T30">am$imputations$imp5[ , -1 ]</text:span></text:p>
      <text:p text:style-name="P26">template[[ 2 ]] = as.matrix( arm / 5.0 ) <text:s text:c="4"/># <text:s text:c="12"/>matches xx with date appended </text:p>
      <text:p text:style-name="P26"/>
      <text:p text:style-name="P26">nn = names( xx )</text:p>
      <text:p text:style-name="P6">pp = paste( xx.nn, collapse =' )+ I(' <text:s text:c="2"/><text:span text:style-name="T26">)</text:span></text:p>
      <text:p text:style-name="P6">pp = paste( 'I( ', pp, ' ) ' , sep='' )</text:p>
      <text:p text:style-name="P6">pp = paste( '~ ', pp, sep = ' ' ) <text:s text:c="2"/></text:p>
      <text:p text:style-name="P6">pp = as.formula( pp )<text:span text:style-name="T26"> </text:span></text:p>
      <text:p text:style-name="P9">aa &lt;- aregImpute( <text:s/>pp, data = as.data.frame( xx ) , n.impute = 5 , nk=4, match='kclosest', type="normpmm", tlinear=T, pmmtype = 1, burnin = 6 )</text:p>
      <text:p text:style-name="P7"/>
      <text:p text:style-name="P8"><text:span text:style-name="T26">for( node in 1:sampleSize ){</text:span> </text:p>
      <text:p text:style-name="P6"><text:span text:style-name="T44"><text:s text:c="7"/></text:span><text:span text:style-name="T27">if</text:span><text:span text:style-name="T44">( !is.null( aa$imputed[[ node ]] ) <text:s/>)</text:span><text:span text:style-name="T27">{</text:span></text:p>
      <text:p text:style-name="P8"><text:s text:c="11"/>imp = matrix( 0, nrow=nrow( aa$imputed[[ node ]] ), ncol=ncol(xx) ); <text:s/></text:p>
      <text:p text:style-name="P6"><text:tab/><text:tab/><text:tab/> <text:s/>mx = aa$imputed[[ <text:span text:style-name="T44">node</text:span> ]] </text:p>
      <text:p text:style-name="P6"><text:tab/><text:tab/> <text:s text:c="4"/>imp[ , <text:span text:style-name="T44">node </text:span>]= apply( mx, 1, mean ) <text:s text:c="2"/></text:p>
      <text:p text:style-name="P26"><text:tab/><text:tab/><text:tab/> <text:s/>missing = am$missMatrix[ , -1 ][ , node ]</text:p>
      <text:p text:style-name="P26"><text:tab/><text:tab/><text:tab/> <text:s/>template[[ <text:s/>3 ]][ missing , node ] = imp [ , node ] <text:span text:style-name="T26">} <text:s/># end if</text:span></text:p>
      <text:p text:style-name="P30">} # end for <text:s/>node</text:p>
      <text:p text:style-name="P26"><text:s/></text:p>
      <text:p text:style-name="P6"># <text:s text:c="13"/>this combination produces the very best results</text:p>
      <text:p text:style-name="P9">sem = structural.em( <text:tab/>as.data.frame( xx ), maximize = "hc", fit = "mle", max.iter = 45, return.all = T, </text:p>
      <text:p text:style-name="P9"><text:tab/><text:tab/><text:tab/><text:tab/><text:tab/><text:tab/><text:tab/><text:tab/><text:tab/><text:tab/><text:tab/><text:tab/>impute <text:s/>= 'parents' , start = NULL, maximize.args = list( maxp = 5 ) <text:s/>)</text:p>
      <text:p text:style-name="P6"/>
      <text:p text:style-name="P6"># extremely plausible results <text:span text:style-name="T7">sem$imputed</text:span></text:p>
      <text:p text:style-name="P31">res <text:s/>= hc( as.data.frame( arm ), start = sem$dag , score = NULL, restart = 4, perturb = 4, max.iter = 300, maxp = 5,</text:p>
      <text:p text:style-name="P31"><text:s text:c="16"/>optimized = T )</text:p>
      <text:p text:style-name="P15"><text:span text:style-name="T12">res.fit = bn.fit( x=res, data=as.data.frame( sem$imputed</text:span><text:span text:style-name="T14"> </text:span><text:span text:style-name="T12">), cluster = NULL, method = "mle" )</text:span><text:span text:style-name="T4"> <text:s text:c="2"/></text:span></text:p>
      <text:p text:style-name="P9"><text:span text:style-name="T4">imp = bnlearn::impute( res.fit, <text:s/></text:span><text:span text:style-name="T22">as.data.frame( </text:span><text:span text:style-name="T7">xx </text:span><text:span text:style-name="T22">)</text:span><text:span text:style-name="T4"> )</text:span></text:p>
      <text:p text:style-name="P26">template[[ 4 ]] = as.matrix( imp ) </text:p>
      <text:p text:style-name="P26"/>
      <text:p text:style-name="P15"><text:span text:style-name="T32">return( template</text:span><text:span text:style-name="T3"> ) <text:s/><text:tab/><text:tab/><text:tab/><text:tab/><text:tab/><text:tab/><text:tab/><text:tab/><text:tab/><text:tab/><text:tab/><text:tab/><text:tab/> </text:span></text:p>
      <text:p text:style-name="P23"/>
      <text:p text:style-name="P23">} # end of fun</text:p>
      <text:p text:style-name="P6"><text:s text:c="2"/></text:p>
      <text:p text:style-name="P6"/>
      <text:p text:style-name="P27">sampleSize = 8</text:p>
      <text:p text:style-name="P27">runLength = 500</text:p>
      <text:p text:style-name="P27">undebug( sampleSS )</text:p>
      <text:p text:style-name="P27">db = payemsNA</text:p>
      <text:p text:style-name="P6"><text:span text:style-name="T9">rocker = abs( </text:span><text:span text:style-name="T19">rcorr</text:span><text:span text:style-name="T9">( <text:s/>as.matrix( payemsNA ) , type="pearson" )$r )</text:span></text:p>
      <text:p text:style-name="P9"><text:span text:style-name="T23">sample.score = sampleSS( db = db, sampleSize = 8, runLength = runLength, rocker = rocker <text:s text:c="2"/>)</text:span><text:span text:style-name="T9"> </text:span></text:p>
      <text:p text:style-name="P27">oo = order( sample.score[ , 9 ], decreasing = T )</text:p>
      <text:p text:style-name="P27"># sample.score = sample.score [ -1, ]</text:p>
      <text:p text:style-name="P27">sc = sample.score[ oo, 1:sampleSize ]</text:p>
      <text:p text:style-name="P27">for( ii in 1:20 ){ <text:s/><text:tab/><text:tab/><text:tab/><text:tab/><text:tab/># ii = 3</text:p>
      <text:p text:style-name="P27">sc[ ii, ]</text:p>
      <text:p text:style-name="P27">corNet ( xx = payemsDb[ , <text:s/>sc[ ii , <text:s/>] ] <text:s text:c="2"/>, corThresh=0.35 ) </text:p>
      <text:p text:style-name="P27">yy = amy ( xx = payemsDb[ , <text:s/>sc[ ii , <text:s/>] ] )</text:p>
      <text:p text:style-name="P37">test = <text:s/>( yy[[ 1 ]] <text:s/>+ yy[[ <text:s/>2 ]] <text:s/>+ yy[[ 3 ]] <text:s/>+ yy[[ 4 ]] ) / 4</text:p>
      <text:p text:style-name="P27">db[ , sc[ ii, ] ] = test </text:p>
      <text:p text:style-name="P27">}</text:p>
      <text:p text:style-name="P27"/>
      <text:p text:style-name="P27">set.seed( 1314 )</text:p>
      <text:p text:style-name="P27">db = payemsNA</text:p>
      <text:p text:style-name="P27">par(ask=T)</text:p>
      <text:p text:style-name="P32">for( ii in 1:10 ) {</text:p>
      <text:p text:style-name="P27">corNet ( cr = rocker[ sc[ ii, ], sc[ ii, ] <text:s/>] , corThresh=0.35 )</text:p>
      <text:p text:style-name="P27">cat( ' ii ', ii, '\n' );</text:p>
      <text:p text:style-name="P27">yy = amy( xx = payemsNA[ , sc[ ii, ] ] <text:s/>)</text:p>
      <text:p text:style-name="P37">test = <text:s/>( yy[[ 1 ]] <text:s/>+ yy[[ <text:s/>2 ]] <text:s/>+ yy[[ 3 ]] <text:s/>+ yy[[ 4 ]] ) / 4</text:p>
      <text:p text:style-name="P27">db[ , sc[ ii, ] ] = test </text:p>
      <text:p text:style-name="P32">} # end for ii</text:p>
      <text:p text:style-name="P32"><text:s/></text:p>
      <text:p text:style-name="P27">yy = amy( xx = payemsDb[ , sca[ 2, ] ] <text:s/>)</text:p>
      <text:p text:style-name="P27"/>
      <text:p text:style-name="P32">dbCleaner = function(db, sampleSize = 8, iterLim=100 , selCor = 0.35 , totalCor = 12 ){</text:p>
      <text:p text:style-name="P27">L = nrow( db )</text:p>
      <text:p text:style-name="P27">C = ncol ( db )</text:p>
      <text:p text:style-name="P27">uncleaned.columns = 1:C</text:p>
      <text:p text:style-name="P27">prob = rep( 1/C, C )</text:p>
      <text:p text:style-name="P27">ss = rep( 0, sampleSize )</text:p>
      <text:p text:style-name="P27">counter = 4*C</text:p>
      <text:p text:style-name="P9"><text:span text:style-name="T9">while( any( is.na( db ) || </text:span><text:span text:style-name="T23">length( <text:s/>uncleaned.columns ) &gt; 0</text:span><text:span text:style-name="T9"> ) || counter &gt; 0 <text:s/>) {</text:span></text:p>
      <text:p text:style-name="P27">counter = counter - 1</text:p>
      <text:p text:style-name="P32"/>
      <text:p text:style-name="P32">for( ii in 1:iterLim ){ </text:p>
      <text:p text:style-name="P27">ss[ 1 ] = sample( uncleaned.columns, 1 )</text:p>
      <text:p text:style-name="P27">ss[ 2:sampleSize ] <text:s/>= sample( setdiff( 1:C, ss[1] ), sampleSize-1 )</text:p>
      <text:p text:style-name="P27">if( !any( is.na( db[ , ss ] ) ) <text:s/>) next;</text:p>
      <text:p text:style-name="P8"><text:span text:style-name="T25">rock = rocker = abs( </text:span><text:span text:style-name="T21">rcorr</text:span><text:span text:style-name="T25">( <text:s/>as.matrix( db[ , ss ] ) , type="pearson" )$r )</text:span></text:p>
      <text:p text:style-name="P27">lt = lower.tri( rock, diag = T ) <text:s text:c="4"/></text:p>
      <text:p text:style-name="P27">rock[ lt ] = 0</text:p>
      <text:p text:style-name="P27">rock = as.vector( rock <text:s/>)</text:p>
      <text:p text:style-name="P27">rock = rock[ rock != 0 ] </text:p>
      <text:p text:style-name="P8">rock = <text:s text:c="2"/>ifelse( ( max( qq , selCor ) &lt; rock &amp; rock <text:s/>&lt; 0.92 ) , rock , 0 <text:s/>)</text:p>
      <text:p text:style-name="P27">totalRock = sum( rock )</text:p>
      <text:p text:style-name="P27">if( totalCor &lt;= <text:s/>totalRock ) break;</text:p>
      <text:p text:style-name="P32">} <text:s/># end for ii</text:p>
      <text:p text:style-name="P29"/>
      <text:p text:style-name="P29">if( iterLim &lt;= ii ) browser()</text:p>
      <text:p text:style-name="P27">uncleaned.columns = setdiff( uncleaned.columns, ss )</text:p>
      <text:p text:style-name="P27">len = length( <text:s/>uncleaned.columns )</text:p>
      <text:p text:style-name="P27">#prob [ uncleaned.columns ] = 0.6 / len </text:p>
      <text:p text:style-name="P27">#prob [ setdiff( 1:C ,uncleaned.columns ) ] = 0.4 / (C-len) </text:p>
      <text:p text:style-name="P8">yy = amy( xx = db[ , ss ] <text:s/>)</text:p>
      <text:p text:style-name="P37">test = <text:s/>( yy[[ 1 ]] <text:s/>+ yy[[ <text:s/>2 ]] <text:s/>+ yy[[ 3 ]] <text:s/>+ yy[[ 4 ]] ) / 4</text:p>
      <text:p text:style-name="P27">db[ , ss ] = test </text:p>
      <text:p text:style-name="P32">} <text:s/># end while</text:p>
      <text:p text:style-name="P32">return( db )</text:p>
      <text:p text:style-name="P32">} # end fun</text:p>
      <text:p text:style-name="P27"/>
      <text:p text:style-name="P27"/>
      <text:p text:style-name="P32">frontLoader = function( db = gdpNA, sampleSize = 9, selCor = 0.35 ){</text:p>
      <text:p text:style-name="P9"><text:span text:style-name="T23">naVec = rep( T, ncol( db ) ) <text:s/><text:tab/> <text:s/></text:span><text:span text:style-name="T11"><text:s/></text:span><text:s/></text:p>
      <text:p text:style-name="P8">names( naVec ) = nn = names( db ) </text:p>
      <text:p text:style-name="P8">rock = rocker = abs( <text:span text:style-name="T26">rcorr</text:span>( <text:s/>as.matrix( db ) , type="pearson" )$r )</text:p>
      <text:p text:style-name="P8">qq <text:s text:c="3"/>= <text:s text:c="2"/>quantile( as.vector( rock ), <text:s/>0.10 ) <text:s text:c="17"/># [ rock != 0 ]</text:p>
      <text:p text:style-name="P8">rocker = <text:s text:c="2"/>matrix ( <text:s/>ifelse( ( max( qq , selCor ) &lt; rock &amp; rock <text:s/>&lt; 0.92 ) , rock , 0 <text:s/>), nrow = nrow( rocker ), ncol = ncol( rocker ) <text:s/>) <text:s text:c="3"/></text:p>
      <text:p text:style-name="P8">rownames( rocker ) = colnames( rocker ) = nn</text:p>
      <text:p text:style-name="P8">rm( rock )</text:p>
      <text:p text:style-name="P8"/>
      <text:p text:style-name="P10">while( any( naVec == T ) ){</text:p>
      <text:p text:style-name="P8">lst = preProcess( rocker = rocker, <text:span text:style-name="T25">naVec = naVec, </text:span>sampleSize = 8, selCor = 0.35 <text:s/>)</text:p>
      <text:p text:style-name="P8">selections = lst[[ 1 ]]</text:p>
      <text:p text:style-name="P8">naVec = lst[[ 2 ]]</text:p>
      <text:p text:style-name="P8">yy = amy( xx = db[ , selections ] <text:s/>)</text:p>
      <text:p text:style-name="P37">test = <text:s/>( yy[[ 1 ]] <text:s/>+ yy[[ <text:s/>2 ]] <text:s/>+ yy[[ 3 ]] <text:s/>+ yy[[ 4 ]] ) / 4</text:p>
      <text:p text:style-name="P8">db[ , selections ] = test </text:p>
      <text:p text:style-name="P10">} # end for ii</text:p>
      <text:p text:style-name="P10"/>
      <text:p text:style-name="P10">return( db )</text:p>
      <text:p text:style-name="P10">} # end of fun</text:p>
      <text:p text:style-name="P8"/>
      <text:p text:style-name="P9">preProcess = function( <text:span text:style-name="T31">rocker = rocker, </text:span><text:span text:style-name="T23">naVec = naVec</text:span>, sampleSize = 9, selCor = 0.4 <text:s/>){</text:p>
      <text:p text:style-name="P6">rocker.names = colnames( rocker )</text:p>
      <text:p text:style-name="P8">selections = rep( ' ', length( sampleSize ) ) <text:tab/><text:tab/><text:tab/><text:tab/> <text:s text:c="2"/><text:tab/><text:tab/># zero is the off (unselected) position</text:p>
      <text:p text:style-name="P8">wh = which( naVec != F ) <text:s text:c="6"/><text:tab/><text:tab/><text:tab/><text:tab/><text:tab/><text:tab/><text:tab/><text:tab/><text:tab/><text:tab/># find the <text:s/>candidates available</text:p>
      <text:p text:style-name="P8">if( length( wh ) &lt;= 4 ) <text:s/></text:p>
      <text:p text:style-name="P8"><text:tab/>{ <text:s/><text:tab/>selections[ 1:length( wh ) <text:s/>] = rocker.names[ wh ]; <text:s/>naVec[ selections[ selections != 0 ] ] = F } </text:p>
      <text:p text:style-name="P3">else <text:s text:c="30"/></text:p>
      <text:p text:style-name="P3"><text:tab/>{ <text:tab/><text:tab/><text:span text:style-name="T34">nn = generateCandidates( selections = selections, rocker= rocker, rocker.names = rocker.names, wh=wh )</text:span></text:p>
      <text:p text:style-name="P3"><text:s/><text:tab/><text:tab/> <text:s text:c="2"/>selections[ 1:3] = sample( nn, 3) ; <text:tab/></text:p>
      <text:p text:style-name="P3"><text:s/><text:tab/><text:tab/><text:tab/>naVec[ selections[ 1:3 ] ] = F } </text:p>
      <text:p text:style-name="P10"><text:span text:style-name="T30">nn = generateSupport( selections = selections, rocker= rocker, rocker.names = rocker.names, <text:s/>wh=selections[selections!=0] )</text:span> </text:p>
      <text:p text:style-name="P8">L = length( selections[ selections != 0 ] )</text:p>
      <text:p text:style-name="P8">compl.ss = sampleSize - L</text:p>
      <text:p text:style-name="P8">selections[ (L+1):(L+compl.ss) <text:s/>] = sample( nn, compl.ss ); <text:s/></text:p>
      <text:p text:style-name="P8">naVec[ selections ] = F <text:s text:c="2"/></text:p>
      <text:p text:style-name="P8"/>
      <text:p text:style-name="P8">return( list( selections[ 1:sampleSize ], naVec ) )</text:p>
      <text:p text:style-name="P10">} # end of fun</text:p>
      <text:p text:style-name="P8"/>
      <text:p text:style-name="P10">generateSupport = function( selections = selections, <text:s/>rocker = rocker, rocker.names = rocker.names, wh=wh ) {</text:p>
      <text:p text:style-name="P8">ss = selections[ selections != ' ' ]</text:p>
      <text:p text:style-name="P8">L = length( ss )</text:p>
      <text:p text:style-name="P8">compl.ss = setdiff( rocker.names, ss )</text:p>
      <text:p text:style-name="P8">rock = rocker[ <text:span text:style-name="T43">selections</text:span> , compl.ss <text:s/>] <text:s text:c="3"/># correlations between what we already selected and the unselect</text:p>
      <text:p text:style-name="P8">cm = apply( rock, 2, sum )<text:tab/><text:tab/><text:tab/><text:tab/><text:tab/><text:tab/> # col sums for available columns and rows in corr rocker</text:p>
      <text:p text:style-name="P8">oo = order( cm, decreasing = T ) <text:s text:c="2"/></text:p>
      <text:p text:style-name="P8">compl.ss = compl.ss[ oo ][1:50] <text:s/></text:p>
      <text:p text:style-name="P8">names( compl.ss ) = rocker.names [ compl.ss ]</text:p>
      <text:p text:style-name="P8">colCount = rep( <text:s/>0, length( compl.ss ) <text:s/>)</text:p>
      <text:p text:style-name="P8">for( ii in 1:length( colCount ) ){</text:p>
      <text:p text:style-name="P8">colCount[ ii ] = sum( ifelse( rock[ , ii ] &gt; 0, 1, 0 ) )</text:p>
      <text:p text:style-name="P8">} # end for ii</text:p>
      <text:p text:style-name="P8">oo = order( colCount, decreasing = T ) <text:s/><text:tab/><text:tab/><text:tab/><text:tab/><text:tab/><text:tab/><text:tab/><text:tab/><text:tab/><text:tab/><text:tab/><text:tab/><text:tab/> </text:p>
      <text:p text:style-name="P8">nn = colnames( rock )[ oo ][ 1:20 ]</text:p>
      <text:p text:style-name="P6">return( nn )</text:p>
      <text:p text:style-name="P9">} # end of fun</text:p>
      <text:p text:style-name="P3"/>
      <text:p text:style-name="P10">generateCandidates = function( selections = selections, <text:s/>rocker = rocker, rocker.names = rocker.names, wh=wh ) {</text:p>
      <text:p text:style-name="P3"><text:span text:style-name="T34">cm = apply( rocker[ wh , wh ], 2, sum ) <text:s text:c="3"/># col sums for available columns and rows in corr rocker</text:span> </text:p>
      <text:p text:style-name="P3"><text:span text:style-name="T34">oo = order( cm, decreasing = T )</text:span> <text:s text:c="13"/># this gives me inter correlation between available candidates</text:p>
      <text:p text:style-name="P8">ss = rocker.names[ wh ][ oo ][ 1:35 ]<text:span text:style-name="T49"> <text:s text:c="2"/></text:span></text:p>
      <text:p text:style-name="P8">rock = rocker[ <text:s/>, ss <text:s/>]</text:p>
      <text:p text:style-name="P8">colCount = rep( <text:s/>0, length( ss ) <text:s/>) <text:s text:c="13"/># these are the candidates with more connections</text:p>
      <text:p text:style-name="P8"><text:span text:style-name="T26">for( i</text:span>i in 1:length( colCount ) ){</text:p>
      <text:p text:style-name="P8">colCount[ ii ] = sum( ifelse( rock[ , ii ] &gt; 0, 1, 0 ) )</text:p>
      <text:p text:style-name="P8"><text:span text:style-name="T26">} # end</text:span> for ii</text:p>
      <text:p text:style-name="P8">oo = order( colCount, decreasing = T ) <text:s/><text:tab/><text:tab/><text:tab/><text:tab/><text:tab/><text:tab/><text:tab/><text:tab/><text:tab/><text:tab/><text:tab/><text:tab/><text:tab/> </text:p>
      <text:p text:style-name="P8">nn = colnames( rock )[ oo ][ 1:20 ]</text:p>
      <text:p text:style-name="P6">return( nn )</text:p>
      <text:p text:style-name="P9">} # end of fun</text:p>
      <text:p text:style-name="P3"/>
      <text:p text:style-name="P3">cm = apply( rocker[ wh , wh ], 2, sum )</text:p>
      <text:p text:style-name="P3"><text:tab/><text:tab/><text:tab/>names( cm ) = rocker.names [ wh ]</text:p>
      <text:p text:style-name="P3"><text:s/><text:tab/><text:tab/><text:tab/>oo = order( cm, decreasing = T ) <text:s text:c="2"/></text:p>
      <text:p text:style-name="P3"><text:s/><text:tab/><text:tab/><text:tab/>ss = names ( cm[ oo ] )[ 1:35 ] <text:s text:c="2"/></text:p>
      <text:p text:style-name="P3"># next filter by rock.counter</text:p>
      <text:p text:style-name="P8">ss = selections[ selections != ' ' ]</text:p>
      <text:p text:style-name="P3">L = length( ss )</text:p>
      <text:p text:style-name="P3">compl.ss = setdiff( rocker.names, ss )</text:p>
      <text:p text:style-name="P3">rock = rocker[ ss , compl.ss <text:s/>]</text:p>
      <text:p text:style-name="P3">cm = apply( rock, 2, sum )</text:p>
      <text:p text:style-name="P3">oo = order( cm, decreasing = T ) <text:s text:c="2"/></text:p>
      <text:p text:style-name="P3">compl.ss = compl.ss[ oo ][1:50]</text:p>
      <text:p text:style-name="P3"><text:s/></text:p>
      <text:p text:style-name="P6">undebug( amy )</text:p>
      <text:p text:style-name="P6"/>
      <text:p text:style-name="P9"><text:span text:style-name="T30">yy = amy ( xx = xx )</text:span> <text:s text:c="2"/><text:span text:style-name="T30"><text:s/></text:span></text:p>
      <text:p text:style-name="P36"><text:s/></text:p>
      <text:p text:style-name="P36">ii = 8</text:p>
      <text:p text:style-name="P36">nn = colnames( xx )</text:p>
      <text:p text:style-name="P36">wh = which( is.na( xx[ , ii ] ) ) </text:p>
      <text:p text:style-name="P36">cbind( payemsDb[ wh, nn[ii] ], yy[ wh, ii, 1:4 ], xx[ wh , ii ] )</text:p>
      <text:p text:style-name="P36"><text:s/></text:p>
      <text:p text:style-name="P36">cbind( payemsDb[ wh, nn[ii] ], apply( yy[ wh, ii, 1:4 ], <text:span text:style-name="T43">1</text:span>, mean ), xx[ wh , ii ] )</text:p>
      <text:p text:style-name="P37"/>
      <text:p text:style-name="P37">test = <text:s/>( yy[ , , 1 <text:s/>] <text:s/>+ yy[ , , <text:s/>2 ] <text:s/>+ yy[ , , 3 <text:s/>] <text:s/>+ yy[ , , 4 ] ) / 4 </text:p>
      <text:p text:style-name="P9"><text:span text:style-name="T11"><text:s/></text:span><text:s/></text:p>
      <text:p text:style-name="P6"><text:s/></text:p>
      <text:p text:style-name="P6">undebug( amy )</text:p>
      <text:p text:style-name="P6"/>
      <text:p text:style-name="P9"><text:span text:style-name="T30">yy = amy ( xx = xx )</text:span> <text:s text:c="2"/><text:span text:style-name="T30"><text:s/></text:span></text:p>
      <text:p text:style-name="P36"><text:s/></text:p>
      <text:p text:style-name="P36">ii = 7</text:p>
      <text:p text:style-name="P36">nn = colnames( xx )</text:p>
      <text:p text:style-name="P36">wh = which( is.na( xx[ , ii ] ) ) </text:p>
      <text:p text:style-name="P36">cbind( payemsDb[ wh, nn[ii] ], yy[ wh, ii, 1:4 ], xx[ wh , ii ] )</text:p>
      <text:p text:style-name="P36">cbind( payemsDb[ wh, nn[ii] ], apply( yy[ wh, ii, 1:3 ], <text:span text:style-name="T43">1</text:span>, mean ), xx[ wh , ii ] )</text:p>
      <text:p text:style-name="P36"/>
      <text:p text:style-name="P36">par(ask=T);</text:p>
      <text:p text:style-name="P36">for( ii in 1:8 ) plot(density( test[ , ii] ), t='l', main=colnames(xx)[ii] ) </text:p>
      <text:p text:style-name="P36"/>
      <text:p text:style-name="P36">plot( yy[ , 1 ], t='l', col='red' )</text:p>
      <text:p text:style-name="P38"><text:span text:style-name="T9">lines( yy[ , 2 ], t='l', col='blue' )</text:span><text:span text:style-name="T15"> <text:s text:c="2"/></text:span></text:p>
      <text:p text:style-name="P6">lines( yy[ , 'mad' ], col='green2', lwd=1.2, lty=4 )</text:p>
      <text:p text:style-name="P6">tail( yy, 25 )</text:p>
      <text:p text:style-name="P6">plot( <text:span text:style-name="T8">yy[ , 'mad' ] , </text:span><text:span text:style-name="T10"><text:s/>t='l', col='red' )</text:span></text:p>
      <text:p text:style-name="P9"><text:s/></text:p>
      <text:p text:style-name="P9">preprocess.fd = function ( y=y, xx <text:s/>) {</text:p>
      <text:p text:style-name="P15"><text:span text:style-name="T13">L = nrow( xx ) <text:s/></text:span><text:span text:style-name="T32"><text:s/></text:span></text:p>
      <text:p text:style-name="P26">ws = ceiling( L / 20 ) <text:s text:c="3"/># was 10</text:p>
      <text:p text:style-name="P26">step.size = ws / 5</text:p>
      <text:p text:style-name="P26">fd = rep( 0, ncol( xx ) )</text:p>
      <text:p text:style-name="P26">names( fd ) = colnames( xx )</text:p>
      <text:p text:style-name="P50">for( ii in 1:ncol( xx ) ){</text:p>
      <text:p text:style-name="P51">cb = cbind( y, xx[ , ii ] )</text:p>
      <text:p text:style-name="P6">nn = colnames( cb )</text:p>
      <text:p text:style-name="P6">excl.rows = apply( cb, 1, function( x ){ any( is.na( x ) ) } )</text:p>
      <text:p text:style-name="P51">cb = cb[ !excl.rows , ]</text:p>
      <text:p text:style-name="P51">oo = order( cb[ , 2 ], decreasing = F )</text:p>
      <text:p text:style-name="P51">fd[ ii ] = median( as.vector( fd.estimate(data = cb[ oo, 1 ], window.size = ws, step.size = step.size <text:s/>)$fd ) )</text:p>
      <text:p text:style-name="P52">} # end of for ii</text:p>
      <text:p text:style-name="P51">oo = order ( fd, decreasing = F )</text:p>
      <text:p text:style-name="P26">return( fd[ oo ] )</text:p>
      <text:p text:style-name="P30">} # end of fun</text:p>
      <text:p text:style-name="P28"/>
      <text:p text:style-name="P26">xx = preProcess( db = gdpNA, sampleSize = 9, totalCor = 12.5 , iterLim = 20 )</text:p>
      <text:p text:style-name="P6">undebug( LoFrac )</text:p>
      <text:p text:style-name="P6">response.col = 128</text:p>
      <text:p text:style-name="P6">y=gdpNA[ , response.col ]</text:p>
      <text:p text:style-name="Standard"><text:span text:style-name="T35">response.name = names( gdpNA )[ response.col ]</text:span><text:span text:style-name="T36"> </text:span></text:p>
      <text:p text:style-name="P6">gpf[ 1:8 ]</text:p>
      <text:p text:style-name="P6">par(ask=T)</text:p>
      <text:p text:style-name="P9"><text:span text:style-name="T30">x.lo = LoFrac( y = y, xx = gdpNA[ , sample( 1:ncol(gdpNA), 7 ) ], response.name = response.name )</text:span> </text:p>
      <text:p text:style-name="P6"><text:s/></text:p>
      <text:p text:style-name="P9">LoFrac = function( xx = xx, y = y, response.name = response.name <text:s/>){</text:p>
      <text:p text:style-name="P26">nn = colnames( xx )</text:p>
      <text:p text:style-name="P26">xx = cbind( y=y, xx )</text:p>
      <text:p text:style-name="P6"><text:span text:style-name="T8">colnames( xx ) = nn = c( response.name, nn ) </text:span><text:span text:style-name="T44"><text:s/></text:span></text:p>
      <text:p text:style-name="P26">template = matrix( 0, nrow = nrow( xx ), ncol = ncol( xx ) )</text:p>
      <text:p text:style-name="P26">#template = array( dim = c( nrow( xx ), ncol( xx ) , 4 ) )</text:p>
      <text:p text:style-name="P26">#template[ , , 1 ] = as.matrix( xx )</text:p>
      <text:p text:style-name="P26">#template[ , , 2 ] = as.matrix( xx )</text:p>
      <text:p text:style-name="P26">#template[ , , 3 ] = as.matrix( xx )</text:p>
      <text:p text:style-name="P26">#template[ , , 4 ] = as.matrix( xx )</text:p>
      <text:p text:style-name="P6">date = 1:nrow( xx ) <text:s text:c="3"/># <text:s/>rownames( xx ) </text:p>
      <text:p text:style-name="P6">C = ncol( xx )</text:p>
      <text:p text:style-name="P6">L = nrow( xx )</text:p>
      <text:p text:style-name="P6">bounds = matrix( 0, ncol=3, nrow=C )</text:p>
      <text:p text:style-name="P6">colnames( bounds ) = c( 'column', 'lb', 'ub' )</text:p>
      <text:p text:style-name="P9">for( ii in 1:C ){</text:p>
      <text:p text:style-name="P6">x = xx[ , ii ]</text:p>
      <text:p text:style-name="P6">x = x[ !is.na( x ) ]</text:p>
      <text:p text:style-name="P6">bounds[ ii , 2:3 ] = range( x )</text:p>
      <text:p text:style-name="P6">bounds[ ii, 1 ] = ii</text:p>
      <text:p text:style-name="P9">} <text:s text:c="3"/># for ii<text:span text:style-name="T30"> </text:span></text:p>
      <text:p text:style-name="P6"># amelia airhardt nails the landing !</text:p>
      <text:p text:style-name="P14"><text:span text:style-name="T32">am = amelia( x = </text:span><text:span text:style-name="T2">cbind ( date = date, </text:span><text:span text:style-name="T32">xx ) , m = 5, p2s = 0 , ts='date' <text:s/>, autopri = 0.95, polytime=2 , splinetime=2 , <text:s/></text:span></text:p>
      <text:p text:style-name="P9"><text:s text:c="23"/>bounds=bounds, lags = <text:s/>nn, leads = <text:s/>nn <text:s/>, emburn = c( 25, 500 ) , debuglevel=4 ) <text:s/></text:p>
      <text:p text:style-name="P30"><text:span text:style-name="T30">arm = <text:s/>am$imputations$imp1[ , -1 ] </text:span>+ <text:span text:style-name="T30">am$imputations$imp2[ , -1 ] </text:span>+ <text:span text:style-name="T30">am$imputations$imp3[ , -1 ] </text:span>+ <text:span text:style-name="T30">am$imputations$imp4[ , -1 ] </text:span>+ <text:span text:style-name="T30">am$imputations$imp5[ , -1 ] <text:s text:c="2"/># arm = <text:s/>Merge( <text:s/>am$imputations )</text:span></text:p>
      <text:p text:style-name="P26">template = as.matrix( arm / 5.0 )</text:p>
      <text:p text:style-name="P26">yt = template[ , 2 ]</text:p>
      <text:p text:style-name="P26"/>
      <text:p text:style-name="P26">y.na = y = payemsDb[ , 1 ]</text:p>
      <text:p text:style-name="P26">y.na[ sample(1:length(y), 8 ) ] = NA</text:p>
      <text:p text:style-name="P26"/>
      <text:p text:style-name="P26"># cr = abs( cor( y, payemsDb[ , -1 ] <text:s/>) )</text:p>
      <text:p text:style-name="P26">wh = which( cr == max(cr) <text:s/>)[1]</text:p>
      <text:p text:style-name="P26">x = payemsDb[ , wh ]</text:p>
      <text:p text:style-name="P26">date = 1:length(x)</text:p>
      <text:p text:style-name="P26">ch = cbind( date=date, x=x )</text:p>
      <text:p text:style-name="P8"/>
      <text:p text:style-name="P8">ff = fitted( x.lo )</text:p>
      <text:p text:style-name="P8">plot( y, t='l', col='red' )</text:p>
      <text:p text:style-name="P8">lines( ff, col='blue' )</text:p>
      <text:p text:style-name="P6">pp = paste( <text:s/>nn, collapse =' + ' )</text:p>
      <text:p text:style-name="P6">pp = paste( '~ ', pp, sep = ' ' ) <text:s text:c="2"/></text:p>
      <text:p text:style-name="P6">pp = as.formula( pp )</text:p>
      <text:p text:style-name="P6">xx = as.data.frame( <text:span text:style-name="T8">template[ , , k = 1 ]</text:span> )</text:p>
      <text:p text:style-name="P6">xx = asNumericMatrix( xx )</text:p>
      <text:p text:style-name="P6"># close but not as good as amelia</text:p>
      <text:p text:style-name="P9">aa &lt;- aregImpute( <text:s/>pp, data = as.data.frame( xx ) , n.impute = 5 , nk = 8 , match='closest', type = "regression", tlinear=T )</text:p>
      <text:p text:style-name="P6"><text:span text:style-name="T44">cat( sum( aa$rsq ) , '\n' )</text:span> </text:p>
      <text:p text:style-name="P6">imp = matrix( 0, nrow=nrow( aa$imputed[[ 1 ]] ), ncol=ncol(xx) )</text:p>
      <text:p text:style-name="P6">colnames( imp ) = colnames( xx )</text:p>
      <text:p text:style-name="P9">for( ii in 1:length( aa$imputed ) ){ <text:s/><text:span text:style-name="T30"># a list of 8 components, one for each variable in xx , mx of 5 runs</text:span></text:p>
      <text:p text:style-name="P6"><text:s text:c="7"/>mx = aa$imputed[[ii]]</text:p>
      <text:p text:style-name="P6"><text:tab/><text:tab/>imp[ , ii ]= apply( mx, 1, mean ) <text:s/># each row corresponds to a missing value date </text:p>
      <text:p text:style-name="P9">} # end for ii</text:p>
      <text:p text:style-name="P30"/>
      <text:p text:style-name="P30">} # end of fun</text:p>
      <text:p text:style-name="P6"/>
      <text:p text:style-name="P6"><text:s/></text:p>
      <text:p text:style-name="P6">library( spatialEco ) <text:s/># see poly.regression for imputation </text:p>
      <text:p text:style-name="P6"/>
      <text:p text:style-name="P9">library(mice)</text:p>
      <text:p text:style-name="P6">xx.tot = matrix( 0 , nrow=nrow(xx), ncol=ncol(xx) )</text:p>
      <text:p text:style-name="P6">for( ii in 1:10 ) </text:p>
      <text:p text:style-name="P6"><text:tab/> <text:s text:c="3"/>xx.tot = xx.tot + mx[[ 1 ]][ , ii ]</text:p>
      <text:p text:style-name="P6"/>
      <text:p text:style-name="P6">mxi = mice( xx, m=10 )</text:p>
      <text:p text:style-name="P6">com.mxi = complete ( mxi )</text:p>
      <text:p text:style-name="P6"/>
      <text:p text:style-name="P24">Mimix</text:p>
      <text:p text:style-name="P21">library( Mimix )</text:p>
      <text:p text:style-name="P21"/>
      <text:p text:style-name="P13">yaImpute</text:p>
      <text:p text:style-name="P6">library( yaImpute ) </text:p>
      <text:p text:style-name="P6">mal &lt;- yai( x=x,y=y, method="mahalanobis")</text:p>
      <text:p text:style-name="P6"># output a data frame of observed and imputed values</text:p>
      <text:p text:style-name="P6"># of all variables and observations.</text:p>
      <text:p text:style-name="P6">impute(mal)</text:p>
      <text:p text:style-name="P6">malImp=impute(mal,ancillaryData=iris)</text:p>
      <text:p text:style-name="P6"/>
      <text:p text:style-name="P4">robCompositions</text:p>
      <text:p text:style-name="P6">library( <text:span text:style-name="T49">robCompositions</text:span> )</text:p>
      <text:p text:style-name="P6">xi &lt;- impKNNa( xx )$xImp <text:s text:c="2"/># did not work</text:p>
      <text:p text:style-name="P6"/>
      <text:p text:style-name="P13">mi</text:p>
      <text:p text:style-name="P6">library( mi )</text:p>
      <text:p text:style-name="P6">mdf &lt;- missing_data.frame( xx ) <text:s/></text:p>
      <text:p text:style-name="P6">ft = fit_model ( <text:s/>mdf )</text:p>
      <text:p text:style-name="P6">imputations &lt;- mi( mdf )</text:p>
      <text:p text:style-name="P6"/>
      <text:p text:style-name="P13">MTSDI <text:s text:c="2"/>(did not work, univariate only)</text:p>
      <text:p text:style-name="P6">library( mtsdi )</text:p>
      <text:p text:style-name="P6"/>
      <text:p text:style-name="P6">cc.nn = colnames( xx )</text:p>
      <text:p text:style-name="P6">pp = paste( cc.nn[2:8] , <text:s text:c="2"/>collapse = ' + ' )</text:p>
      <text:p text:style-name="P6">pp = paste( <text:s/>cc.nn[1], ' ~ ', pp, sep='' ) </text:p>
      <text:p text:style-name="P6">pp = as.formula( pp ) <text:s text:c="2"/></text:p>
      <text:p text:style-name="P6">gm &lt;- mnimput( pp, dataset = as.data.frame( xx ), method="gam" ) <text:s text:c="2"/># will only work for univariate splines xxxx!!!</text:p>
      <text:p text:style-name="P6">summary(ii)gdpNA </text:p>
      <text:p text:style-name="P6">&lt;- mnimput(f,miss,eps=1e-3,ts=TRUE,sp.control=list(df=c(7,7,7,7,7)))</text:p>
      <text:p text:style-name="P6"/>
      <text:p text:style-name="P12">BNLEARN EM</text:p>
      <text:p text:style-name="P25"/>
      <text:p text:style-name="P6">sem = structural.em( as.data.frame( gdpNA[ , cc.nn , drop=F ] ), maximize = "hc", fit = "mle", max.iter = 45, return.all = T, impute <text:s/>= 'parents' )</text:p>
      <text:p text:style-name="P6">nn = colnames( gdpNA )</text:p>
      <text:p text:style-name="P6">semi = sem$imputed</text:p>
      <text:p text:style-name="P47"># blk.lst = blackList( nn = nn ) <text:s text:c="2"/></text:p>
      <text:p text:style-name="P43">res <text:s/>= hc( as.data.frame( semi ) , start = NULL, score = NULL, restart = 2, perturb = 4, max.iter = 300, maxp = 4, optimized = T )</text:p>
      <text:p text:style-name="P41">res.fit = bn.fit( x=res, data=as.data.frame( semi ), cluster = NULL, method = "mle" )</text:p>
      <text:p text:style-name="P21">imp = bnlearn::impute( res.fit, gdpNA[ , cc.nn , drop=F ] <text:s/>)</text:p>
      <text:p text:style-name="P21"><text:s/></text:p>
      <text:p text:style-name="P21">par(ask=T)</text:p>
      <text:p text:style-name="P21">L = nrow( gdpDb )</text:p>
      <text:p text:style-name="P21">nn = colnames( gdpNA )</text:p>
      <text:p text:style-name="P21">for( ii in naCol ){</text:p>
      <text:p text:style-name="P21">ii = 2</text:p>
      <text:p text:style-name="P21"><text:tab/><text:tab/>isna = is.na( gdpNA[ , ii ] )</text:p>
      <text:p text:style-name="P21"><text:s text:c="6"/>cb = cbind( gdpDb[ isna, nn[ ii ] ], sem$imputed[ isna, ii ], gdpNA[ isna, ii ] )</text:p>
      <text:p text:style-name="P21"><text:s text:c="7"/>cat( head( cb , 15 ) , '\n' )</text:p>
      <text:p text:style-name="P21"># <text:s text:c="6"/>plot( 1:L, cb[ , 1 ] , t='l', col='red' )</text:p>
      <text:p text:style-name="P21">#<text:tab/><text:tab/>lines( 1:L, cb[ , 2] , t='l', col='blue' )</text:p>
      <text:p text:style-name="P21">}</text:p>
      <text:p text:style-name="P21"/>
      <text:p text:style-name="P16"><text:span text:style-name="T33">library(</text:span><text:span text:style-name="T40"> </text:span><text:span text:style-name="T41">rrcovNA )</text:span></text:p>
      <text:p text:style-name="P6">in = impNorm(xx)</text:p>
      <text:p text:style-name="P6">im = impSeq(xx)</text:p>
      <text:p text:style-name="P6">im = impSeqRob( xx, alpha=0.9)</text:p>
      <text:p text:style-name="P6"/>
      <text:p text:style-name="P6">library( mix )</text:p>
      <text:p text:style-name="P6"/>
      <text:p text:style-name="P6">s &lt;- prelim.mix( xx, 0 ) # preliminary manipulations</text:p>
      <text:p text:style-name="P6">thetahat &lt;- em.mix(s) # find ML estimate</text:p>
      <text:p text:style-name="P6">rngseed(1234567) # set random number generator seed</text:p>
      <text:p text:style-name="P6">newtheta &lt;- da.mix(s, thetahat, steps=100, showits=TRUE) # take 100 steps</text:p>
      <text:p text:style-name="P6">ximp1 &lt;- imp.mix(s, newtheta) # impute under newtheta</text:p>
      <text:p text:style-name="P6"/>
      <text:p text:style-name="P6">frontend = FALSE, …)</text:p>
      <text:p text:style-name="P6">xx.nn = colnames( gdpNA )</text:p>
      <text:p text:style-name="P6">pp = paste( xx.nn , <text:s text:c="2"/>collapse = ' , ' )</text:p>
      <text:p text:style-name="P6">pp = paste( <text:s/>'c(' , pp , ' )', sep = ' ' ) <text:s text:c="2"/></text:p>
      <text:p text:style-name="P6">plot( x=am, compare = TRUE, overimpute = T, ask=T )</text:p>
      <text:p text:style-name="P6"><text:s/>which.vars=eval( parse( text=pp ) ),</text:p>
      <text:p text:style-name="P21"/>
      <text:p text:style-name="P9">library(Hmisc)</text:p>
      <text:p text:style-name="P6">rn = rownames( gdpNA )</text:p>
      <text:p text:style-name="P6">nn = colnames( gdpNA )</text:p>
      <text:p text:style-name="P6">xx = gdpNA[ , sample( 1:ncol(gdpNA), 8 ) ]</text:p>
      <text:p text:style-name="P6">xx.nn = colnames( xx )</text:p>
      <text:p text:style-name="P9">rocker = abs( rcorr( x = as.matrix( xx ), type="pearson" <text:span text:style-name="T43">)$r <text:s/>)</text:span></text:p>
      <text:p text:style-name="P6">pp = paste( xx.nn, collapse =' + ' )</text:p>
      <text:p text:style-name="P6">pp = paste( '~ ', pp, sep = ' ' ) <text:s text:c="2"/></text:p>
      <text:p text:style-name="P6">pp = as.formula( pp )</text:p>
      <text:p text:style-name="P6">xx=as.data.frame( xx )</text:p>
      <text:p text:style-name="P6"># <text:s text:c="2"/>xx = asNumericMatrix( xx )</text:p>
      <text:p text:style-name="P6">xx = asNumericMatrix( xx )</text:p>
      <text:p text:style-name="P6">a &lt;- aregImpute( <text:s/>pp, data = as.data.frame( xx ) , n.impute=10, nk=4, match='closest', type = "regression" )</text:p>
      <text:p text:style-name="P6"/>
      <text:p text:style-name="P6">a$imputed[[1]] </text:p>
      <text:p text:style-name="P6">imp = matrix( 0, nrow=nrow( a$imputed[[ 1 ]] ), ncol=ncol(xx) )</text:p>
      <text:p text:style-name="P6">colnames( imp ) = colnames( xx )</text:p>
      <text:p text:style-name="P9">for( ii in 1:length( a$imputed ) ){</text:p>
      <text:p text:style-name="P6"><text:s text:c="7"/>mx = a$imputed[[ii]]</text:p>
      <text:p text:style-name="P6"><text:tab/><text:tab/>imp[ , ii ]= apply( mx, 1, mean )</text:p>
      <text:p text:style-name="P9">} # end for ii</text:p>
      <text:p text:style-name="P6"/>
      <text:p text:style-name="P1"><text:span text:style-name="T37">#</text:span><text:span text:style-name="T38"> EM <text:s/>with </text:span><text:span text:style-name="T39"><text:s/>VIM</text:span><text:span text:style-name="T1"> <text:s text:c="3"/>(failed)</text:span></text:p>
      <text:p text:style-name="P5">gdpImp &lt;- hotdeck( <text:s/>gdpNA, variable = names(gdpNA), imp_var=F, imp_suffix = F )</text:p>
      <text:p text:style-name="P21">par(ask=T)</text:p>
      <text:p text:style-name="P21">L = nrow( gdpDb )</text:p>
      <text:p text:style-name="P21">for( ii in naCol ){</text:p>
      <text:p text:style-name="P21"><text:s text:c="6"/>cb = cbind( gdpDb[ , ii ], gdpImp[ , ii ] )</text:p>
      <text:p text:style-name="P21"><text:s text:c="7"/>cat( head( cb , 15 ) , '\n' )</text:p>
      <text:p text:style-name="P21"><text:s text:c="7"/>plot( 1:L, cb[ , 1 ] , t='l', col='red' )</text:p>
      <text:p text:style-name="P21"><text:tab/><text:tab/>lines( 1:L, cb[ , 2] , t='l', col='blue' )</text:p>
      <text:p text:style-name="P21">}</text:p>
      <text:p text:style-name="P5"><text:s/></text:p>
      <text:p text:style-name="P5">gImp = kNN( xx, k=7 )</text:p>
      <text:p text:style-name="P21"/>
      <text:p text:style-name="P49">ws = L/10 <text:s/># was 20</text:p>
      <text:p text:style-name="P49">step.size = ws / 5</text:p>
      <text:p text:style-name="P49">fd = rep( 0, 100 )</text:p>
      <text:p text:style-name="P49">names( fd ) = cc.nn </text:p>
      <text:p text:style-name="P50">for( ii in cc.nn ){</text:p>
      <text:p text:style-name="P49">oo<text:span text:style-name="T33"> = order( db[ , ii ], decreasing = T )</text:span></text:p>
      <text:p text:style-name="P49"><text:span text:style-name="T33">mx = cbind( x = db[ oo, ii ], y = y[ oo ] ) <text:s/># I want to insure that everything is ordered and scaled by x</text:span> </text:p>
      <text:p text:style-name="P49">fd[ ii ] &lt;- mean( as.vector( fd.estimate( mx, methods="filter1", window.size =ws , step.size = step.size, plot.loglog = F, nlags = 10 )$fd ) )</text:p>
      <text:p text:style-name="P50">} # end for ii</text:p>
      <text:p text:style-name="P49">fd = fd[ !is.na(fd) ]</text:p>
      <text:p text:style-name="P49">ss = sort( fd, decreasing=F )[1:5]</text:p>
      <text:p text:style-name="P6">cc <text:s/>= rep( 0, length( nn ) )</text:p>
      <text:p text:style-name="P6">names( cc ) = nn</text:p>
      <text:p text:style-name="P6"># dsp = var( <text:s/>x= payemsDb[ , sca[ 1, 1:sampleSize ] <text:s/>] )</text:p>
      <text:p text:style-name="P6"/>
      <text:p text:style-name="P9">for( ii in 2:ncol(db) ){</text:p>
      <text:p text:style-name="P6">dd = cbind( y=y , db[ <text:s/>, ii ] )</text:p>
      <text:p text:style-name="P6">inc = rep( F, nrow(dd) )</text:p>
      <text:p text:style-name="P9">for( jj in 1:nrow( dd ) ) { <text:s/><text:span text:style-name="T30"><text:s/># remove rows with at least 1 NA</text:span></text:p>
      <text:p text:style-name="P6"><text:s text:c="7"/>inc[ jj ] = ifelse( any( is.na( dd[ jj , ] ) ), F, T )</text:p>
      <text:p text:style-name="P6"><text:s text:c="8"/><text:span text:style-name="T26">} <text:s text:c="2"/># end for jj</text:span><text:tab/><text:tab/></text:p>
      <text:p text:style-name="P6">dd = dd[ inc, ]</text:p>
      <text:p text:style-name="P6">cc[ii] = abs ( cor( dd[ ,1 ], dd[,2] ) <text:s/>)</text:p>
      <text:p text:style-name="P21">} <text:s/># end for ii</text:p>
      <text:p text:style-name="P21"/>
      <text:p text:style-name="P45">corNet ( cr = rocker, corThresh=0.9 ) <text:s/># a robust cor mx</text:p>
      <text:p text:style-name="P45">#<text:tab/><text:tab/><text:tab/>corThresh is a quantile preferably above 0.5</text:p>
      <text:p text:style-name="P16">corNet = function( cr = rocker, corThresh=0.7 ) {</text:p>
      <text:p text:style-name="P1">nn = colnames( cr )</text:p>
      <text:p text:style-name="P1">L = nrow( cr )</text:p>
      <text:p text:style-name="P1">diag( cr ) = 0</text:p>
      <text:p text:style-name="P1">cc = as.vector( cr )</text:p>
      <text:p text:style-name="P1">qq = quantile( cc , corThresh )</text:p>
      <text:p text:style-name="P1">cc = ifelse( cc &gt; qq , 1, 0 ) </text:p>
      <text:p text:style-name="P1">cc = matrix( cc, ncol=L , nrow=L )</text:p>
      <text:p text:style-name="P1">rownames( cc ) = <text:s/>colnames( cc ) = nn</text:p>
      <text:p text:style-name="P1">g1 &lt;- graphAM( adjMat = cc )</text:p>
      <text:p text:style-name="P33">x &lt;- layoutGraph( <text:s/>g1 )</text:p>
      <text:p text:style-name="P33">nodeRenderInfo( x ) = list( <text:s/>fontsize = 7<text:span text:style-name="T45">5 , col='blue'</text:span> ) </text:p>
      <text:p text:style-name="P44">renderGraph(x) </text:p>
      <text:p text:style-name="P46"/>
      <text:p text:style-name="P44"><text:span text:style-name="T26">} # end of fun</text:span> </text:p>
      <text:p text:style-name="P1"/>
      <text:p text:style-name="P6">cc = as.vector( rocker )</text:p>
      <text:p text:style-name="P7">cc = cc[ cc &lt;= 0.92 ]</text:p>
      <text:p text:style-name="P6">oo = order( cc, decreasing = T )</text:p>
      <text:p text:style-name="P6">cc = cc[ oo ]</text:p>
      <text:p text:style-name="P6">cc.nn = names( cc )</text:p>
      <text:p text:style-name="P6">cc.nn = cc.nn <text:span text:style-name="T8">[1:5]</text:span> <text:s text:c="14"/>#[ 1:100 ]</text:p>
      <text:p text:style-name="P49">L = nrow( db )</text:p>
      <text:p text:style-name="P6"># fractal went here </text:p>
      <text:p text:style-name="P51"># ss = sort( fd, decreasing=F )[1:5]</text:p>
      <text:p text:style-name="P20"># R bloggers com </text:p>
      <text:p text:style-name="P20">https://cran.rstudio.com/web/packages/BayesianNetwork</text:p>
      <text:p text:style-name="P20">Package mi provides iterative EM-based multiple Bayesian regression imputation of missing values and model checking of the regression models used. The regression models for each variable can also be user-defined. The data set may consist of continuous, semi-continuous, binary, categorical and/or count variables.</text:p>
      <text:p text:style-name="P20">Package mice provides iterative EM-based multiple regression imputation. The data set may consist of continuous, binary, categorical and/or count variables.</text:p>
      <text:p text:style-name="P20">Package mitools provides tools to perform analyses and combine results from multiply-imputated datasets.</text:p>
      <text:p text:style-name="P20">Package Amelia provides multiple imputation where first bootstrap samples with the same dimensions as the original data are drawn, and then used for EM-based imputation. It is also possible to impute longitudial data. The package in addition comes with a graphical user interface.</text:p>
      <text:p text:style-name="P20">Package VIM provides EM-based multiple imputation (function irmi()) using robust estimations, which allows to adequately deal with data including outliers. It can handle data consisting of continuous, semi-continuous, binary, categorical and/or count variables.</text:p>
      <text:p text:style-name="P20">Package mix provides iterative EM-based multiple regression imputation. The data set may consist of continuous, binary or categorical variables, but methods for semi-continuous variables are missing.</text:p>
      <text:p text:style-name="P20">Package pan provides multiple imputation for multivariate panel or clustered data.</text:p>
      <text:p text:style-name="P20">Package norm provides EM-based multiple imputation for multivariate normal data.</text:p>
      <text:p text:style-name="P20">Package cat provides EM-based multiple imputation for multivariate categorical data.</text:p>
      <text:p text:style-name="P20">Package MImix provides tools to combine results for multiply-imputed data using mixture approximations.</text:p>
      <text:p text:style-name="P20">Package robCompositions provides iterative model-based imputation for compositional data (function impCoda()).</text:p>
      <text:p text:style-name="P20">Nearest Neighbor Imputation Methods</text:p>
      <text:p text:style-name="P2">Package VIM provides an implementation of the popular sequential and random (within a domain) hot-deck algorithm. VIM also provides a fast k-nearest neighbor (knn) algorithm which can be used for large data sets. It uses a modification of the Gower Distance for numerical, categorical, ordered, continuous and semi-continous variables.</text:p>
      <text:p text:style-name="P2">Package yaImpute performs popular nearest neighbor routines for imputation of continuous variables where different metrics and methods can be used for determining the distance between observations.</text:p>
      <text:p text:style-name="P2">Package robCompositions provides knn imputation for compositional data (function impKNNa()) using the Aitchison distance and adjustment of the nearest neighbor.</text:p>
      <text:p text:style-name="P2">Package rrcovNA provides an algorithm for (robust) sequential imputation (function impSeq() and impSeqRob() by minimizing the determinant of the covariance of the augmented data matrix. It’s application is limited to continuous scaled data.</text:p>
      <text:p text:style-name="P2">Package impute on Bioconductor impute provides knn imputation of continuous variables.</text:p>
      <text:p text:style-name="P48"/>
      <text:p text:style-name="P49">#fd[ ii ] &lt;- mean( as.vector( fd.estimate( <text:span text:style-name="T33">y[ oo ]</text:span>, methods="hallwood", window.size =ws , step.size = step.size, plot.loglog = F, nlags = #10 )$fd ) )</text:p>
      <text:p text:style-name="P51">#cx = fd.estim.filter1 ( mx, p.index = 1, plot.loglog = TRUE, plot.allpoints = TRUE )</text:p>
      <text:p text:style-name="P51">#cx = fd.estimate( mx, methods = 'filter1' , window.size = ceiling( 0.33 * nrow( mx ) ) , step.size = 30, plot.loglog = F, nlags = 4 ) <text:s/></text:p>
      <text:p text:style-name="P51">#cx = fd.get( fractaldim = fdes )</text:p>
      <text:p text:style-name="P51">fd[ ii ] &lt;- mean( as.vector( cx ) )</text:p>
      <text:p text:style-name="P6">any( is.na( yy ) ) </text:p>
      <text:p text:style-name="P6">ss = sample( 1:ncol( gdpNA ), 8 )</text:p>
      <text:p text:style-name="P6">#undebug( preprocess.fd )</text:p>
      <text:p text:style-name="P6">response.col = 12</text:p>
      <text:p text:style-name="Standard"><text:span text:style-name="T35">gpf = preprocess.fd( y=gdpNA[ , response.col ], xx = gdpNA[ , -response.col ] <text:s/>)</text:span><text:span text:style-name="T36"> </text:span></text:p>
      <text:p text:style-name="P6">gpf</text:p>
      <text:p text:style-name="P6">oo = order( gdpNA[ , gpf[1] ] )</text:p>
      <text:p text:style-name="P6">plot( x = gdpNA[ oo, gpf[1] ], y[oo] , t='l' )</text:p>
      <text:p text:style-name="P21"/>
      <text:p text:style-name="P6">bounds = matrix( 0, ncol=3, nrow=C )</text:p>
      <text:p text:style-name="P6">colnames( bounds ) = c( 'column.number', 'lower.bound', 'upper.bound' )</text:p>
      <text:p text:style-name="P9">for( ii in 1:C ){</text:p>
      <text:p text:style-name="P6">x = xx[ , ii ]</text:p>
      <text:p text:style-name="P6">x = x[ !is.na( x ) ]</text:p>
      <text:p text:style-name="P6">bounds[ ii , 2:3 ] = range( x )</text:p>
      <text:p text:style-name="P6">bounds[ ii, 1 ] = ii</text:p>
      <text:p text:style-name="P9">} <text:s text:c="3"/># for ii<text:span text:style-name="T30"> </text:span></text:p>
      <text:p text:style-name="P6"># construct priors !</text:p>
      <text:p text:style-name="P28"/>
      <text:p text:style-name="P6">miss.priors = matrix( 0, nrow = nrow(xx), ncol = 5 ) <text:s/># rm counter before using in amelia <text:s/></text:p>
      <text:p text:style-name="P6">colnames( miss.priors ) = c( <text:s/>'counter' , <text:s text:c="2"/>'row' , <text:s/>'column' , <text:s/>'mean' , ' standard deviation' )</text:p>
      <text:p text:style-name="P6">counter = 0 </text:p>
      <text:p text:style-name="P9">for( col in 1:C ){</text:p>
      <text:p text:style-name="P9"><text:tab/><text:tab/> <text:s/><text:span text:style-name="T30">wh = which( is.na( xx[ , col ] ) == T )</text:span></text:p>
      <text:p text:style-name="P6">for( jj in wh ){</text:p>
      <text:p text:style-name="P6"><text:tab/><text:tab/> <text:s/>counter = counter + 1</text:p>
      <text:p text:style-name="P6"><text:s text:c="8"/>miss.priors[ counter, <text:s/>c( 'counter', 'row' , 'column', 'mean', ' standard deviation' ) <text:s/>] = </text:p>
      <text:p text:style-name="P6"><text:tab/><text:tab/><text:tab/><text:tab/><text:tab/><text:tab/><text:tab/> <text:s/>c( counter, jj, col, template[ jj , col, 1 ] , 0.5 * sd( template[ , col, 1 ] ) <text:s/>)</text:p>
      <text:p text:style-name="P9"><text:span text:style-name="T30"><text:tab/><text:tab/> <text:s/></text:span>} # end for jj on wh</text:p>
      <text:p text:style-name="P9"><text:span text:style-name="T30"><text:s text:c="2"/></text:span>} # end for col</text:p>
      <text:p text:style-name="P9"><text:span text:style-name="T30">miss.priors = apply( miss.priors [ 1:counter,</text:span> -1 <text:span text:style-name="T30"><text:s/>], 2, as.integer ) </text:span></text:p>
      <text:p text:style-name="P6">bounds = apply( bounds, 2, as.integer )</text:p>
      <text:p text:style-name="P8">#x = xx[ !is.na(xx[ , 7 ]) , <text:s/>7 ]</text:p>
      <text:p text:style-name="P8">#qq = quantile( x, 0.1 )</text:p>
      <text:p text:style-name="P8">#x[ x&lt;=qq ] = 0;</text:p>
      <text:p text:style-name="P6">miss.priors = matrix( 0, nrow = nrow(xx), ncol = 5 ) <text:s/># rm counter before using in amelia <text:s/></text:p>
      <text:p text:style-name="P6">colnames( miss.priors ) = c( <text:s/>'row' , <text:s/>'column' , 'lower' ,'upper' , 'conf' ) <text:s/># 'mean' , ' standard deviation' )</text:p>
      <text:p text:style-name="P6">counter = 0 </text:p>
      <text:p text:style-name="P9">for( col in 1:C ){</text:p>
      <text:p text:style-name="P6"><text:s text:c="8"/>wh = which( is.na( xx[ , col ] ) == T )</text:p>
      <text:p text:style-name="P6"><text:s/>for( jj in wh ){</text:p>
      <text:p text:style-name="P6"><text:s/><text:tab/><text:tab/> <text:s/>counter = counter + 1</text:p>
      <text:p text:style-name="P6"><text:s text:c="8"/>miss.priors[ counter, <text:s/>c( <text:s/>'row' , 'column', 'lower', 'upper', 'conf' <text:s/>) <text:s/>] = </text:p>
      <text:p text:style-name="P6"><text:tab/><text:tab/><text:tab/><text:tab/><text:tab/><text:tab/><text:tab/> <text:s/>c( <text:s/>jj, col, mean( ) - 0.5 * sd( template[ , col, 1 ] ), mean( template[ <text:s text:c="2"/>, col, 1 ] ) + 0.5 * sd( template[ , col, 1 ] ), 0.60 <text:s/>)</text:p>
      <text:p text:style-name="P9"><text:span text:style-name="T30"><text:tab/><text:tab/> <text:s/></text:span>} # end for jj on wh</text:p>
      <text:p text:style-name="P9"><text:span text:style-name="T30"><text:s text:c="2"/></text:span>} # end for col</text:p>
      <text:p text:style-name="P11"><text:span text:style-name="T31">miss.priors = miss.priors [ 1:counter,</text:span><text:span text:style-name="T44"> </text:span><text:span text:style-name="T31"><text:s/>] <text:s text:c="32"/># <text:s text:c="2"/>apply( , 2, as.integer )</text:span><text:span text:style-name="T30"> </text:span></text:p>
      <text:p text:style-name="P22"/>
      <text:p text:style-name="P9"/>
      <text:p text:style-name="P9">preProcess = function( db = gdbNA, sampleSize = 9, totalCor = 20 , iterLim = 10 ){</text:p>
      <text:p text:style-name="P10"/>
      <text:p text:style-name="P10">rocker = abs( rcorr( x = as.matrix( db ), type="pearson" )$r )</text:p>
      <text:p text:style-name="P8">rocker[ lower.tri( rocker, diag = T ) ] &lt;- 0</text:p>
      <text:p text:style-name="P8">qq = quantile( as.vector( rocker )[ rocker!=0 ], <text:s/>0.10 )</text:p>
      <text:p text:style-name="P8">sm = as.matrix( ifelse( ( max( qq , 0.32 ) &lt; rocker &amp; rocker &lt; 0.91 ) , 1, 0 <text:s/>) )</text:p>
      <text:p text:style-name="P8">rowcount = apply( sm, 1, sum )</text:p>
      <text:p text:style-name="P8">oo = order( rowcount, decreasing = T )</text:p>
      <text:p text:style-name="P8">row.nn = names ( db )[ oo ][ 1:( 4 * sampleSize ) ]</text:p>
      <text:p text:style-name="P8">ss = sample( 1:( 4 * sampleSize ), sampleSize )</text:p>
      <text:p text:style-name="P8">row.nn = row.nn [ ss ]</text:p>
      <text:p text:style-name="P8">colcount = apply ( sm[ row.nn, ], 2, sum ) <text:s/></text:p>
      <text:p text:style-name="P8">oo = order( colcount, decreasing = T )</text:p>
      <text:p text:style-name="P8">col.nn = names ( db )[ oo ][ 1:( 4 * sampleSize ) ]</text:p>
      <text:p text:style-name="P8">ss = sample( 1:( 4 * sampleSize ), sampleSize )</text:p>
      <text:p text:style-name="P8">col.nn = col.nn [ ss ]</text:p>
      <text:p text:style-name="P8">nn = union( row.nn, col.nn )</text:p>
      <text:p text:style-name="P8"/>
      <text:p text:style-name="P8">if( length( nn ) == sampleSize ) <text:s/>return( <text:span text:style-name="T24">as.matrix( db[ , nn <text:s/>] ) )</text:span><text:span text:style-name="T20"> </text:span></text:p>
      <text:p text:style-name="P8"><text:s/></text:p>
      <text:p text:style-name="P10">for( ii in 1:iterLim ) {</text:p>
      <text:p text:style-name="P8">s.nn = sample( 1:length( nn ), sampleSize )</text:p>
      <text:p text:style-name="P8"><text:span text:style-name="T26">rocker = abs( rcorr( x = as.matrix( db[ , nn[ s.nn ] ] ), type="pearson" )$r )</text:span> </text:p>
      <text:p text:style-name="P8">rocker[ lower.tri( rocker, diag = T ) ] &lt;- 0</text:p>
      <text:p text:style-name="P8">cat( 's rocker ', sum( rocker ) , '\n' );</text:p>
      <text:p text:style-name="P9"><text:span text:style-name="T44">if( sum( rocker ) &gt; totalCor <text:s/>)</text:span><text:span text:style-name="T31"> {cat( sum( rocker ), '\n' ); nn = nn[ s.nn ]; <text:s/>break; }</text:span></text:p>
      <text:p text:style-name="P10">} # end for ii</text:p>
      <text:p text:style-name="P26">if( ii &gt;= iterLim ) stop( 'lower totalCor ! ' );</text:p>
      <text:p text:style-name="P26">xx = as.matrix( db[ , nn <text:s/>] )</text:p>
      <text:p text:style-name="P8">return( xx );</text:p>
      <text:p text:style-name="P10"/>
      <text:p text:style-name="P10">} # end of fun</text:p>
      <text:p text:style-name="P8"/>
      <text:p text:style-name="P8">selections = union( selections, firstSel ) <text:s/><text:tab/># add to selections set</text:p>
      <text:p text:style-name="P8">naVec[ , firstSel ] = F <text:s text:c="30"/><text:tab/># set flag off on candidate list naVec </text:p>
      <text:p text:style-name="P8">rocker = abs( <text:span text:style-name="T26">rcorr</text:span>( x = db[ , firstSel ], y = db[ , selections ] , type="pearson" )$r )</text:p>
      <text:p text:style-name="P8">qq = quantile( rocker[ rocker!=0 ], <text:s/>0.10 )</text:p>
      <text:p text:style-name="P8">corTab = ifelse( ( max( qq , 0.32 ) &lt; rocker &amp; rocker &lt; 0.91 ) , 1, 0 <text:s/>) <text:s text:c="2"/># filter for significant cors</text:p>
      <text:p text:style-name="P8"># find the first col with a 1 in the firstSel row</text:p>
      <text:p text:style-name="P8">secondSel = which( corTab[ firstSel, ] == 1 )[ 1 ] <text:s text:c="3"/><text:tab/># find a filtered cor in the current selection row</text:p>
      <text:p text:style-name="P8">selections = union( selections, secondSel )<text:tab/><text:tab/><text:tab/><text:tab/><text:tab/># add to selections set</text:p>
      <text:p text:style-name="P8">naVec[ , secondSel ] = F<text:tab/><text:tab/><text:tab/><text:tab/><text:tab/><text:tab/><text:tab/><text:tab/><text:tab/><text:tab/><text:tab/><text:tab/><text:tab/><text:tab/># set flag off on candidate list naVec </text:p>
      <text:p text:style-name="P8">rocker = abs( <text:span text:style-name="T26">rcorr</text:span>( x = db[ , secondSel ], y = db[ , setdiff( nn, nn[ selections ] ) ], type="pearson" )$r )</text:p>
      <text:p text:style-name="P8">thirdSel = which( corTab[ secondSel ] == 1 )[ 1 ]</text:p>
      <text:p text:style-name="P8">selections = union( selections, thirdSel )</text:p>
      <text:p text:style-name="P8">naVec[ , thirdSel ] = <text:s/>F <text:s/></text:p>
      <text:p text:style-name="P8">rocker = abs( <text:span text:style-name="T26">rcorr</text:span>( x = db[ , thirdSel ], y = db[ , setdiff( nn, nn[ selections ] ) ] , type="pearson" )$r )</text:p>
      <text:p text:style-name="P8"/>
      <text:p text:style-name="P8"/>
      <text:p text:style-name="P8"/>
      <text:p text:style-name="P8">rowcount = apply( sm, 1, sum )</text:p>
      <text:p text:style-name="P8">oo = order( rowcount, decreasing = T )</text:p>
      <text:p text:style-name="P8">row.nn = names ( db )[ oo ][ 1:4 <text:s/>]</text:p>
      <text:p text:style-name="P8">ss = sample( 1:( 4 * sampleSize ), sampleSize )</text:p>
      <text:p text:style-name="P8">row.nn = row.nn [ ss ]</text:p>
      <text:p text:style-name="P8">colcount = apply ( sm[ row.nn, ], 2, sum ) <text:s/></text:p>
      <text:p text:style-name="P8">oo = order( colcount, decreasing = T )</text:p>
      <text:p text:style-name="P8">col.nn = names ( db )[ oo ][ 1:( 4 * sampleSize ) ]</text:p>
      <text:p text:style-name="P8">ss = sample( 1:( 4 * sampleSize ), sampleSize )</text:p>
      <text:p text:style-name="P8">col.nn = col.nn [ ss ]</text:p>
      <text:p text:style-name="P8">nn = union( row.nn, col.nn )</text:p>
      <text:p text:style-name="P8"/>
      <text:p text:style-name="P8">if( length( nn ) == sampleSize ) <text:s/>return( <text:span text:style-name="T24">as.matrix( db[ , nn <text:s/>] ) )</text:span><text:span text:style-name="T20"> </text:span></text:p>
      <text:p text:style-name="P8"><text:s/></text:p>
      <text:p text:style-name="P10">for( ii in 1:iterLim ) {</text:p>
      <text:p text:style-name="P8">s.nn = sample( 1:length( nn ), sampleSize )</text:p>
      <text:p text:style-name="P8"><text:span text:style-name="T26">rocker = abs( rcorr( x = as.matrix( db[ , nn[ s.nn ] ] ), type="pearson" )$r )</text:span> </text:p>
      <text:p text:style-name="P8">rocker[ lower.tri( rocker, diag = T ) ] &lt;- 0</text:p>
      <text:p text:style-name="P8">cat( 's rocker ', sum( rocker ) , '\n' );</text:p>
      <text:p text:style-name="P9"><text:span text:style-name="T44">if( sum( rocker ) &gt; totalCor <text:s/>)</text:span><text:span text:style-name="T31"> {cat( sum( rocker ), '\n' ); nn = nn[ s.nn ]; <text:s/>break; }</text:span></text:p>
      <text:p text:style-name="P10">} # end for ii</text:p>
      <text:p text:style-name="P26">if( ii &gt;= iterLim ) stop( 'lower totalCor ! ' );</text:p>
      <text:p text:style-name="P26">xx = as.matrix( db[ , nn <text:s/>] )</text:p>
      <text:p text:style-name="P8">return( xx );</text:p>
      <text:p text:style-name="P10"/>
      <text:p text:style-name="P10">} # end of fun</text:p>
      <text:p text:style-name="P9"/>
      <text:p text:style-name="P18">Kent barber pc guru 575-744-4520</text:p>
      <text:p text:style-name="P19"/>
      <text:p text:style-name="P19"/>
      <text:p text:style-name="P19"># corrupt some data </text:p>
      <text:p text:style-name="P6">gdpNA = gdpDb <text:s text:c="19"/># [ , <text:s text:c="2"/>]sample( 1:ncol(gdpDb), 15 )</text:p>
      <text:p text:style-name="P8">naRow = sample( 1:nrow(gdpNA), floor( 0.075 * nrow( gdpNA ) ) )</text:p>
      <text:p text:style-name="P8">gdpNA[ naRow, 1 ] = <text:s/>NA </text:p>
      <text:p text:style-name="P8">naRow.1 = naRow <text:tab/><text:tab/><text:tab/><text:tab/><text:tab/> # retain response NA rows</text:p>
      <text:p text:style-name="P8">for( ii in 2:ncol( gdpNA ) ){</text:p>
      <text:p text:style-name="P8"><text:tab/><text:tab/>naRow = sample( 1:nrow(gdpNA), floor( 0.075 * nrow( gdpNA ) ) )</text:p>
      <text:p text:style-name="P8"><text:s text:c="6"/>gdpNA[ naRow, ii ] = <text:s/>NA</text:p>
      <text:p text:style-name="P8">}</text:p>
      <text:p text:style-name="P6"><text:s text:c="2"/></text:p>
      <text:p text:style-name="P6">undebug( amy ) </text:p>
      <text:p text:style-name="P6"># par( ask = T )</text:p>
      <text:p text:style-name="P6"><text:s text:c="2"/></text:p>
      <text:p text:style-name="P34">ii = 8</text:p>
      <text:p text:style-name="P34">nn = colnames( xx )</text:p>
      <text:p text:style-name="P34">wh = which( is.na( xx[ , ii ] ) ) </text:p>
      <text:p text:style-name="P34">cbind( gdpDb[ wh, nn[ii] ], yy[ wh, ii, 1:4 ], xx[ wh , ii ] )</text:p>
      <text:p text:style-name="P36">cbind( gdpDb[ wh, nn[ii] ], apply( yy[ wh, ii, 1:4 ], <text:span text:style-name="T43">1</text:span>, mean ), xx[ wh , ii ] )</text:p>
      <text:p text:style-name="P36"/>
      <text:p text:style-name="P37">test = <text:s/>( yy[ , , 1 <text:s/>] <text:s/>+ yy[ , , <text:s/>2 ] <text:s/>+ yy[ , , 3 <text:s/>] <text:s/>+ yy[ , , 4 ] ) / 4 </text:p>
      <text:p text:style-name="P6"/>
      <text:p text:style-name="P6"><text:s/></text:p>
      <text:p text:style-name="P27"/>
      <text:p text:style-name="P27"/>
      <text:p text:style-name="P2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zi4r" svg:font-family="Inconsolata-zi4r"/>
    <style:font-face style:name="Lucida Sans" svg:font-family="'Lucida Sans', Lucida, verdana, arial, sans-serif"/>
    <style:font-face style:name="NimbusMonL-Regu" svg:font-family="NimbusMonL-Regu"/>
    <style:font-face style:name="NimbusRomNo9L-Medi" svg:font-family="NimbusRomNo9L-Medi"/>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loyd L</meta:initial-creator>
    <meta:creation-date>2019-11-24T06:43:26.16</meta:creation-date>
    <dc:date>2020-01-14T10:26:43.25</dc:date>
    <dc:creator>Lloyd L</dc:creator>
    <meta:editing-duration>P12DT3H24M37S</meta:editing-duration>
    <meta:editing-cycles>381</meta:editing-cycles>
    <meta:generator>OpenOffice/4.1.6$Win32 OpenOffice.org_project/416m1$Build-9790</meta:generator>
    <meta:document-statistic meta:table-count="0" meta:image-count="0" meta:object-count="0" meta:page-count="1" meta:paragraph-count="700" meta:word-count="6126" meta:character-count="29829"/>
  </office:meta>
</office:document-meta>
</file>